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493000001E03F93BC10.png" manifest:media-type="image/png"/>
  <manifest:file-entry manifest:full-path="Pictures/100002010000029D000001755475168C.png" manifest:media-type="image/png"/>
  <manifest:file-entry manifest:full-path="Pictures/10000000000003210000024DE54BC7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162dc3a" officeooo:paragraph-rsid="0162dc3a"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65"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66"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67"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68"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69" style:family="paragraph" style:parent-style-name="Standard">
      <style:paragraph-properties fo:text-align="justify" style:justify-single-word="false"/>
      <style:text-properties style:font-name="Liberation Serif" fo:font-size="11pt" fo:font-weight="bold" officeooo:rsid="00d5815f" officeooo:paragraph-rsid="00f02b9b" style:font-size-asian="9.60000038146973pt" style:font-weight-asian="bold" style:font-size-complex="11pt" style:font-weight-complex="bold"/>
    </style:style>
    <style:style style:name="P70"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71" style:family="paragraph" style:parent-style-name="Standard">
      <style:paragraph-properties fo:text-align="justify" style:justify-single-word="false"/>
      <style:text-properties style:font-name="Liberation Serif" fo:font-size="11pt" fo:font-weight="bold" officeooo:rsid="00f71755" officeooo:paragraph-rsid="00f71755" style:font-size-asian="9.60000038146973pt" style:font-weight-asian="bold" style:font-size-complex="11pt" style:font-weight-complex="bold"/>
    </style:style>
    <style:style style:name="P72" style:family="paragraph" style:parent-style-name="Standard">
      <style:paragraph-properties fo:text-align="justify" style:justify-single-word="false"/>
      <style:text-properties style:font-name="Liberation Serif" fo:font-size="11pt" fo:font-weight="bold" officeooo:rsid="00f71755" officeooo:paragraph-rsid="00fa2ae0" style:font-size-asian="9.60000038146973pt" style:font-weight-asian="bold" style:font-size-complex="11pt" style:font-weight-complex="bold"/>
    </style:style>
    <style:style style:name="P73"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74" style:family="paragraph" style:parent-style-name="Standard">
      <style:paragraph-properties fo:text-align="justify" style:justify-single-word="false"/>
      <style:text-properties style:font-name="Liberation Serif" fo:font-size="11pt" fo:font-weight="bold" officeooo:rsid="00fb5a99" officeooo:paragraph-rsid="01021945" style:font-size-asian="9.60000038146973pt" style:font-weight-asian="bold" style:font-size-complex="11pt" style:font-weight-complex="bold"/>
    </style:style>
    <style:style style:name="P75" style:family="paragraph" style:parent-style-name="Standard">
      <style:paragraph-properties fo:text-align="justify" style:justify-single-word="false"/>
      <style:text-properties style:font-name="Liberation Serif" fo:font-size="11pt" fo:font-weight="bold" officeooo:rsid="00fb5a99" officeooo:paragraph-rsid="010de1c2" style:font-size-asian="9.60000038146973pt" style:font-weight-asian="bold" style:font-size-complex="11pt" style:font-weight-complex="bold"/>
    </style:style>
    <style:style style:name="P76"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77" style:family="paragraph" style:parent-style-name="Standard">
      <style:paragraph-properties fo:text-align="justify" style:justify-single-word="false"/>
      <style:text-properties style:font-name="Liberation Serif" fo:font-size="10.5pt" fo:font-weight="normal" officeooo:rsid="0162dc3a" officeooo:paragraph-rsid="0162dc3a" style:font-size-asian="10.5pt" style:font-weight-asian="normal" style:font-size-complex="10.5pt" style:font-weight-complex="normal"/>
    </style:style>
    <style:style style:name="P78" style:family="paragraph" style:parent-style-name="Standard">
      <style:paragraph-properties fo:text-align="justify" style:justify-single-word="false"/>
      <style:text-properties style:font-name="Liberation Serif" fo:font-size="10.5pt" fo:font-weight="normal" officeooo:rsid="0162dc3a" officeooo:paragraph-rsid="01651247" style:font-size-asian="10.5pt" style:font-weight-asian="normal" style:font-size-complex="10.5pt" style:font-weight-complex="normal"/>
    </style:style>
    <style:style style:name="P79" style:family="paragraph" style:parent-style-name="Standard">
      <style:paragraph-properties fo:text-align="justify" style:justify-single-word="false"/>
      <style:text-properties style:font-name="Liberation Serif" fo:font-size="10.5pt" fo:font-weight="normal" officeooo:rsid="00fb5a99" officeooo:paragraph-rsid="00fb5a99" style:font-size-asian="10.5pt" style:font-weight-asian="normal" style:font-size-complex="10.5pt" style:font-weight-complex="normal"/>
    </style:style>
    <style:style style:name="P80" style:family="paragraph" style:parent-style-name="Standard">
      <style:paragraph-properties fo:text-align="justify" style:justify-single-word="false"/>
      <style:text-properties officeooo:paragraph-rsid="00aff0d4"/>
    </style:style>
    <style:style style:name="P81" style:family="paragraph" style:parent-style-name="Standard">
      <style:paragraph-properties fo:text-align="justify" style:justify-single-word="false"/>
      <style:text-properties officeooo:paragraph-rsid="0104a2ca"/>
    </style:style>
    <style:style style:name="P82"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83"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84"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85"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86" style:family="paragraph" style:parent-style-name="Table_20_Contents">
      <style:paragraph-properties fo:text-align="center" style:justify-single-word="false"/>
      <style:text-properties fo:font-size="10.5pt" style:font-size-asian="10.5pt" style:font-size-complex="10.5pt"/>
    </style:style>
    <style:style style:name="P87"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88"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89"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13ff3af" officeooo:paragraph-rsid="013ff3af" style:font-size-asian="11pt" style:font-weight-asian="bold" style:font-size-complex="11pt" style:font-weight-complex="bold"/>
    </style:style>
    <style:style style:name="P90"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91"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5f5158" style:font-size-asian="11pt" style:font-style-asian="normal" style:font-weight-asian="normal" style:font-size-complex="11pt" style:font-style-complex="normal" style:font-weight-complex="normal" fo:padding="0in" fo:border="none"/>
    </style:style>
    <style:style style:name="P92"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93"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94"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95"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96" style:family="paragraph" style:parent-style-name="Text_20_body">
      <style:paragraph-properties fo:text-align="justify" style:justify-single-word="false"/>
      <style:text-properties officeooo:paragraph-rsid="0148628a"/>
    </style:style>
    <style:style style:name="P97" style:family="paragraph" style:parent-style-name="Text_20_body">
      <style:paragraph-properties fo:text-align="justify" style:justify-single-word="false"/>
      <style:text-properties officeooo:paragraph-rsid="014c9ef4"/>
    </style:style>
    <style:style style:name="P98" style:family="paragraph" style:parent-style-name="Text_20_body">
      <style:paragraph-properties fo:text-align="justify" style:justify-single-word="false"/>
      <style:text-properties fo:color="#000000" style:font-name="Liberation Serif" fo:font-size="11pt" officeooo:paragraph-rsid="0139f0b2" style:font-size-asian="11pt" style:font-size-complex="11pt"/>
    </style:style>
    <style:style style:name="P99"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100"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101"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102"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P103"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weight="normal" officeooo:rsid="011d40e8" style:font-size-asian="10.5pt" style:font-weight-asian="normal" style:font-size-complex="12pt" style:font-weight-complex="normal"/>
    </style:style>
    <style:style style:name="T1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8"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9" style:family="text">
      <style:text-properties fo:font-size="12pt" style:font-size-asian="12pt" style:font-size-complex="12pt"/>
    </style:style>
    <style:style style:name="T20" style:family="text">
      <style:text-properties fo:font-size="12pt" officeooo:rsid="00475f85" style:font-size-asian="12pt" style:font-size-complex="12pt"/>
    </style:style>
    <style:style style:name="T21" style:family="text">
      <style:text-properties officeooo:rsid="0022eef6"/>
    </style:style>
    <style:style style:name="T22" style:family="text">
      <style:text-properties officeooo:rsid="00231d28"/>
    </style:style>
    <style:style style:name="T23" style:family="text">
      <style:text-properties officeooo:rsid="00288318"/>
    </style:style>
    <style:style style:name="T24" style:family="text">
      <style:text-properties officeooo:rsid="00291a65"/>
    </style:style>
    <style:style style:name="T25" style:family="text">
      <style:text-properties officeooo:rsid="0030434b"/>
    </style:style>
    <style:style style:name="T26"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8" style:family="text">
      <style:text-properties style:font-name="Liberation Serif1" fo:font-size="11pt" style:font-size-asian="11pt" style:font-size-complex="11pt"/>
    </style:style>
    <style:style style:name="T29" style:family="text">
      <style:text-properties style:font-name="Liberation Serif1" fo:font-size="11pt" officeooo:rsid="006812c9" style:font-size-asian="11pt" style:font-size-complex="11pt"/>
    </style:style>
    <style:style style:name="T30" style:family="text">
      <style:text-properties style:font-name="Liberation Serif1" fo:font-size="11pt" fo:font-weight="normal" officeooo:rsid="00fefcd3" style:font-size-asian="9.60000038146973pt" style:font-weight-asian="normal" style:font-size-complex="11pt" style:font-weight-complex="normal"/>
    </style:style>
    <style:style style:name="T31" style:family="text">
      <style:text-properties style:font-name="Liberation Serif1" fo:font-size="11pt" fo:font-weight="normal" officeooo:rsid="01021945" style:font-size-asian="9.60000038146973pt" style:font-weight-asian="normal" style:font-size-complex="11pt" style:font-weight-complex="normal"/>
    </style:style>
    <style:style style:name="T32" style:family="text">
      <style:text-properties style:font-name="Liberation Serif1" fo:font-weight="normal" officeooo:rsid="00fa2ae0" style:font-weight-asian="normal" style:font-weight-complex="normal"/>
    </style:style>
    <style:style style:name="T33" style:family="text">
      <style:text-properties style:font-name="Liberation Serif1" fo:font-weight="normal" officeooo:rsid="00fefcd3" style:font-weight-asian="normal" style:font-weight-complex="normal"/>
    </style:style>
    <style:style style:name="T34" style:family="text">
      <style:text-properties style:font-name="Liberation Serif1" fo:font-weight="normal" officeooo:rsid="010de1c2" style:font-weight-asian="normal" style:font-weight-complex="normal"/>
    </style:style>
    <style:style style:name="T35" style:family="text">
      <style:text-properties style:font-name="Liberation Serif1" fo:font-weight="normal" officeooo:rsid="01767334" style:font-weight-asian="normal" style:font-weight-complex="normal"/>
    </style:style>
    <style:style style:name="T36" style:family="text">
      <style:text-properties style:font-name="Liberation Serif1" fo:font-weight="normal" officeooo:rsid="017a4ad6" style:font-weight-asian="normal" style:font-weight-complex="normal"/>
    </style:style>
    <style:style style:name="T37" style:family="text">
      <style:text-properties style:font-name="Liberation Serif1" fo:font-weight="normal" style:font-size-asian="11pt" style:font-weight-asian="normal" style:font-weight-complex="normal"/>
    </style:style>
    <style:style style:name="T38" style:family="text">
      <style:text-properties style:font-name="Liberation Serif1" fo:font-weight="normal" officeooo:rsid="01066534" style:font-size-asian="11pt" style:font-weight-asian="normal" style:font-weight-complex="normal"/>
    </style:style>
    <style:style style:name="T39" style:family="text">
      <style:text-properties style:font-name="Liberation Serif1" fo:font-weight="normal" officeooo:rsid="01072781" style:font-size-asian="11pt" style:font-weight-asian="normal" style:font-weight-complex="normal"/>
    </style:style>
    <style:style style:name="T40" style:family="text">
      <style:text-properties style:font-name="Liberation Serif1" fo:font-weight="normal" officeooo:rsid="0109c547" style:font-size-asian="11pt" style:font-weight-asian="normal" style:font-weight-complex="normal"/>
    </style:style>
    <style:style style:name="T41" style:family="text">
      <style:text-properties style:font-name="Liberation Serif1" fo:font-weight="normal" officeooo:rsid="0113bbf5" style:font-size-asian="11pt" style:font-weight-asian="normal" style:font-weight-complex="normal"/>
    </style:style>
    <style:style style:name="T42" style:family="text">
      <style:text-properties style:font-name="Liberation Serif"/>
    </style:style>
    <style:style style:name="T43"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44"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5" style:family="text">
      <style:text-properties style:font-name="Liberation Serif" fo:font-size="11pt" style:font-size-asian="11pt" style:font-size-complex="11pt"/>
    </style:style>
    <style:style style:name="T46" style:family="text">
      <style:text-properties style:font-name="Liberation Serif" fo:font-size="11pt" officeooo:rsid="005ee1d7" style:font-size-asian="11pt" style:font-size-complex="11pt"/>
    </style:style>
    <style:style style:name="T47" style:family="text">
      <style:text-properties style:font-name="Liberation Serif" fo:font-size="11pt" officeooo:rsid="00613676" style:font-size-asian="11pt" style:font-size-complex="11pt"/>
    </style:style>
    <style:style style:name="T48" style:family="text">
      <style:text-properties style:font-name="Liberation Serif" fo:font-size="11pt" officeooo:rsid="00646d42" style:font-size-asian="11pt" style:font-size-complex="11pt"/>
    </style:style>
    <style:style style:name="T49" style:family="text">
      <style:text-properties style:font-name="Liberation Serif" fo:font-size="11pt" officeooo:rsid="00680e36" style:font-size-asian="11pt" style:font-size-complex="11pt"/>
    </style:style>
    <style:style style:name="T50" style:family="text">
      <style:text-properties style:font-name="Liberation Serif" fo:font-size="11pt" officeooo:rsid="006812c9" style:font-size-asian="11pt" style:font-size-complex="11pt"/>
    </style:style>
    <style:style style:name="T51" style:family="text">
      <style:text-properties style:font-name="Liberation Serif" fo:font-size="11pt" officeooo:rsid="00686c63" style:font-size-asian="11pt" style:font-size-complex="11pt"/>
    </style:style>
    <style:style style:name="T52" style:family="text">
      <style:text-properties style:font-name="Liberation Serif" fo:font-size="11pt" officeooo:rsid="006a585b" style:font-size-asian="11pt" style:font-size-complex="11pt"/>
    </style:style>
    <style:style style:name="T53" style:family="text">
      <style:text-properties style:font-name="Liberation Serif" fo:font-size="11pt" officeooo:rsid="006a82be" style:font-size-asian="11pt" style:font-size-complex="11pt"/>
    </style:style>
    <style:style style:name="T54" style:family="text">
      <style:text-properties style:font-name="Liberation Serif" fo:font-size="11pt" officeooo:rsid="006f257b" style:font-size-asian="11pt" style:font-size-complex="11pt"/>
    </style:style>
    <style:style style:name="T55" style:family="text">
      <style:text-properties style:font-name="Liberation Serif" fo:font-size="11pt" officeooo:rsid="006fb406" style:font-size-asian="11pt" style:font-size-complex="11pt"/>
    </style:style>
    <style:style style:name="T56" style:family="text">
      <style:text-properties style:font-name="Liberation Serif" fo:font-size="11pt" officeooo:rsid="0071861e" style:font-size-asian="11pt" style:font-size-complex="11pt"/>
    </style:style>
    <style:style style:name="T57" style:family="text">
      <style:text-properties style:font-name="Liberation Serif" fo:font-size="11pt" officeooo:rsid="00731347" style:font-size-asian="11pt" style:font-size-complex="11pt"/>
    </style:style>
    <style:style style:name="T58" style:family="text">
      <style:text-properties style:font-name="Liberation Serif" fo:font-size="11pt" officeooo:rsid="0075e168" style:font-size-asian="11pt" style:font-size-complex="11pt"/>
    </style:style>
    <style:style style:name="T59" style:family="text">
      <style:text-properties style:font-name="Liberation Serif" fo:font-size="11pt" officeooo:rsid="0078b408" style:font-size-asian="11pt" style:font-size-complex="11pt"/>
    </style:style>
    <style:style style:name="T60" style:family="text">
      <style:text-properties style:font-name="Liberation Serif" fo:font-size="11pt" officeooo:rsid="007a7757" style:font-size-asian="11pt" style:font-size-complex="11pt"/>
    </style:style>
    <style:style style:name="T61" style:family="text">
      <style:text-properties style:font-name="Liberation Serif" fo:font-size="11pt" officeooo:rsid="007c49d8" style:font-size-asian="11pt" style:font-size-complex="11pt"/>
    </style:style>
    <style:style style:name="T62" style:family="text">
      <style:text-properties style:font-name="Liberation Serif" fo:font-size="11pt" officeooo:rsid="007e1e78" style:font-size-asian="11pt" style:font-size-complex="11pt"/>
    </style:style>
    <style:style style:name="T63" style:family="text">
      <style:text-properties style:font-name="Liberation Serif" fo:font-size="11pt" officeooo:rsid="007ef4dc" style:font-size-asian="11pt" style:font-size-complex="11pt"/>
    </style:style>
    <style:style style:name="T64" style:family="text">
      <style:text-properties style:font-name="Liberation Serif" fo:font-size="11pt" officeooo:rsid="0080d8ae" style:font-size-asian="11pt" style:font-size-complex="11pt"/>
    </style:style>
    <style:style style:name="T65" style:family="text">
      <style:text-properties style:font-name="Liberation Serif" fo:font-size="11pt" officeooo:rsid="00817465" style:font-size-asian="11pt" style:font-size-complex="11pt"/>
    </style:style>
    <style:style style:name="T66" style:family="text">
      <style:text-properties style:font-name="Liberation Serif" fo:font-size="11pt" officeooo:rsid="00973612" style:font-size-asian="11pt" style:font-size-complex="11pt"/>
    </style:style>
    <style:style style:name="T67" style:family="text">
      <style:text-properties style:font-name="Liberation Serif" fo:font-size="11pt" officeooo:rsid="0098d50e" style:font-size-asian="11pt" style:font-size-complex="11pt"/>
    </style:style>
    <style:style style:name="T68" style:family="text">
      <style:text-properties style:font-name="Liberation Serif" fo:font-size="11pt" officeooo:rsid="009a72fa" style:font-size-asian="11pt" style:font-size-complex="11pt"/>
    </style:style>
    <style:style style:name="T69" style:family="text">
      <style:text-properties style:font-name="Liberation Serif" fo:font-size="11pt" officeooo:rsid="009e014c" style:font-size-asian="11pt" style:font-size-complex="11pt"/>
    </style:style>
    <style:style style:name="T70" style:family="text">
      <style:text-properties style:font-name="Liberation Serif" fo:font-size="11pt" officeooo:rsid="00b548fd" style:font-size-asian="11pt" style:font-size-complex="11pt"/>
    </style:style>
    <style:style style:name="T71" style:family="text">
      <style:text-properties style:font-name="Liberation Serif" fo:font-size="11pt" officeooo:rsid="01381f3f" style:font-size-asian="11pt" style:font-size-complex="11pt"/>
    </style:style>
    <style:style style:name="T72" style:family="text">
      <style:text-properties style:font-name="Liberation Serif" fo:font-size="11pt" officeooo:rsid="01511ddb" style:font-size-asian="11pt" style:font-size-complex="11pt"/>
    </style:style>
    <style:style style:name="T73" style:family="text">
      <style:text-properties style:font-name="Liberation Serif" fo:font-size="11pt" officeooo:rsid="01512958" style:font-size-asian="11pt" style:font-size-complex="11pt"/>
    </style:style>
    <style:style style:name="T74" style:family="text">
      <style:text-properties style:font-name="Liberation Serif" fo:font-size="11pt" officeooo:rsid="0152d109" style:font-size-asian="11pt" style:font-size-complex="11pt"/>
    </style:style>
    <style:style style:name="T75" style:family="text">
      <style:text-properties style:font-name="Liberation Serif" fo:font-size="11pt" officeooo:rsid="0153e3a6" style:font-size-asian="11pt" style:font-size-complex="11pt"/>
    </style:style>
    <style:style style:name="T76" style:family="text">
      <style:text-properties style:font-name="Liberation Serif" fo:font-size="11pt" officeooo:rsid="01548c7b" style:font-size-asian="11pt" style:font-size-complex="11pt"/>
    </style:style>
    <style:style style:name="T77" style:family="text">
      <style:text-properties style:font-name="Liberation Serif" fo:font-size="11pt" officeooo:rsid="0157e41b" style:font-size-asian="11pt" style:font-size-complex="11pt"/>
    </style:style>
    <style:style style:name="T78" style:family="text">
      <style:text-properties style:font-name="Liberation Serif" fo:font-size="11pt" officeooo:rsid="017123a8" style:font-size-asian="11pt" style:font-size-complex="11pt"/>
    </style:style>
    <style:style style:name="T79" style:family="text">
      <style:text-properties style:font-name="Liberation Serif" fo:font-size="11pt" officeooo:rsid="01724b3c" style:font-size-asian="11pt" style:font-size-complex="11pt"/>
    </style:style>
    <style:style style:name="T80" style:family="text">
      <style:text-properties style:font-name="Liberation Serif" fo:font-size="11pt" officeooo:rsid="017348bf" style:font-size-asian="11pt" style:font-size-complex="11pt"/>
    </style:style>
    <style:style style:name="T81" style:family="text">
      <style:text-properties style:font-name="Liberation Serif" fo:font-size="11pt" officeooo:rsid="01739f41" style:font-size-asian="11pt" style:font-size-complex="11pt"/>
    </style:style>
    <style:style style:name="T82" style:family="text">
      <style:text-properties style:font-name="Liberation Serif" fo:font-size="11pt" officeooo:rsid="0173d6d6" style:font-size-asian="11pt" style:font-size-complex="11pt"/>
    </style:style>
    <style:style style:name="T83" style:family="text">
      <style:text-properties style:font-name="Liberation Serif" fo:font-size="11pt" officeooo:rsid="017d8006" style:font-size-asian="11pt" style:font-size-complex="11pt"/>
    </style:style>
    <style:style style:name="T84" style:family="text">
      <style:text-properties style:font-name="Liberation Serif" fo:font-size="11pt" officeooo:rsid="017e780a" style:font-size-asian="11pt" style:font-size-complex="11pt"/>
    </style:style>
    <style:style style:name="T85" style:family="text">
      <style:text-properties style:font-name="Liberation Serif" fo:font-size="11pt" officeooo:rsid="017fbb56" style:font-size-asian="11pt" style:font-size-complex="11pt"/>
    </style:style>
    <style:style style:name="T86" style:family="text">
      <style:text-properties style:font-name="Liberation Serif" fo:font-size="11pt" officeooo:rsid="0180a4ed" style:font-size-asian="11pt" style:font-size-complex="11pt"/>
    </style:style>
    <style:style style:name="T87" style:family="text">
      <style:text-properties style:font-name="Liberation Serif" fo:font-size="11pt" style:font-size-asian="11pt" style:font-weight-asian="normal" style:font-size-complex="11pt" style:font-weight-complex="normal"/>
    </style:style>
    <style:style style:name="T88" style:family="text">
      <style:text-properties style:font-name="Liberation Serif" fo:font-size="11pt" officeooo:rsid="011dc2b2" style:font-size-asian="11pt" style:font-weight-asian="normal" style:font-size-complex="11pt" style:font-weight-complex="normal"/>
    </style:style>
    <style:style style:name="T89" style:family="text">
      <style:text-properties style:font-name="Liberation Serif" fo:font-size="11pt" officeooo:rsid="01256638" style:font-size-asian="11pt" style:font-weight-asian="normal" style:font-size-complex="11pt" style:font-weight-complex="normal"/>
    </style:style>
    <style:style style:name="T90" style:family="text">
      <style:text-properties style:font-name="Liberation Serif" fo:font-size="11pt" style:font-size-asian="9.60000038146973pt" style:font-size-complex="11pt"/>
    </style:style>
    <style:style style:name="T91" style:family="text">
      <style:text-properties style:font-name="Liberation Serif" fo:font-size="11pt" officeooo:rsid="0082c17e" style:font-size-asian="9.60000038146973pt" style:font-size-complex="11pt"/>
    </style:style>
    <style:style style:name="T92" style:family="text">
      <style:text-properties style:font-name="Liberation Serif" fo:font-size="11pt" officeooo:rsid="006867b6" style:font-size-asian="9.60000038146973pt" style:font-size-complex="11pt"/>
    </style:style>
    <style:style style:name="T93" style:family="text">
      <style:text-properties style:font-name="Liberation Serif" fo:font-size="11pt" officeooo:rsid="008783c0" style:font-size-asian="9.60000038146973pt" style:font-size-complex="11pt"/>
    </style:style>
    <style:style style:name="T94" style:family="text">
      <style:text-properties style:font-name="Liberation Serif" fo:font-size="11pt" officeooo:rsid="00889d56" style:font-size-asian="9.60000038146973pt" style:font-size-complex="11pt"/>
    </style:style>
    <style:style style:name="T95" style:family="text">
      <style:text-properties style:font-name="Liberation Serif" fo:font-size="11pt" officeooo:rsid="009c3487" style:font-size-asian="9.60000038146973pt" style:font-size-complex="11pt"/>
    </style:style>
    <style:style style:name="T96" style:family="text">
      <style:text-properties style:font-name="Liberation Serif" fo:font-size="11pt" officeooo:rsid="00a1655a" style:font-size-asian="9.60000038146973pt" style:font-size-complex="11pt"/>
    </style:style>
    <style:style style:name="T97" style:family="text">
      <style:text-properties style:font-name="Liberation Serif" fo:font-size="11pt" officeooo:rsid="00a30a88" style:font-size-asian="9.60000038146973pt" style:font-size-complex="11pt"/>
    </style:style>
    <style:style style:name="T98" style:family="text">
      <style:text-properties style:font-name="Liberation Serif" fo:font-size="11pt" officeooo:rsid="00a456c4" style:font-size-asian="9.60000038146973pt" style:font-size-complex="11pt"/>
    </style:style>
    <style:style style:name="T99" style:family="text">
      <style:text-properties style:font-name="Liberation Serif" fo:font-size="11pt" officeooo:rsid="00a62b48" style:font-size-asian="9.60000038146973pt" style:font-size-complex="11pt"/>
    </style:style>
    <style:style style:name="T100" style:family="text">
      <style:text-properties style:font-name="Liberation Serif" fo:font-size="11pt" officeooo:rsid="00a91fd5" style:font-size-asian="9.60000038146973pt" style:font-size-complex="11pt"/>
    </style:style>
    <style:style style:name="T101" style:family="text">
      <style:text-properties style:font-name="Liberation Serif" fo:font-size="11pt" officeooo:rsid="00aa3d59" style:font-size-asian="9.60000038146973pt" style:font-size-complex="11pt"/>
    </style:style>
    <style:style style:name="T102" style:family="text">
      <style:text-properties style:font-name="Liberation Serif" fo:font-size="11pt" officeooo:rsid="00b47b79" style:font-size-asian="9.60000038146973pt" style:font-size-complex="11pt"/>
    </style:style>
    <style:style style:name="T103" style:family="text">
      <style:text-properties style:font-name="Liberation Serif" fo:font-size="11pt" officeooo:rsid="00b5b8bb" style:font-size-asian="9.60000038146973pt" style:font-size-complex="11pt"/>
    </style:style>
    <style:style style:name="T104" style:family="text">
      <style:text-properties style:font-name="Liberation Serif" fo:font-size="11pt" officeooo:rsid="00bdaf87" style:font-size-asian="9.60000038146973pt" style:font-size-complex="11pt"/>
    </style:style>
    <style:style style:name="T105" style:family="text">
      <style:text-properties style:font-name="Liberation Serif" fo:font-size="11pt" officeooo:rsid="00c7a637" style:font-size-asian="9.60000038146973pt" style:font-size-complex="11pt"/>
    </style:style>
    <style:style style:name="T106" style:family="text">
      <style:text-properties style:font-name="Liberation Serif" fo:font-size="11pt" officeooo:rsid="00ca55a4" style:font-size-asian="9.60000038146973pt" style:font-size-complex="11pt"/>
    </style:style>
    <style:style style:name="T107" style:family="text">
      <style:text-properties style:font-name="Liberation Serif" fo:font-size="11pt" officeooo:rsid="00ccea35" style:font-size-asian="9.60000038146973pt" style:font-size-complex="11pt"/>
    </style:style>
    <style:style style:name="T108" style:family="text">
      <style:text-properties style:font-name="Liberation Serif" fo:font-size="11pt" officeooo:rsid="0130a189" style:font-size-asian="9.60000038146973pt" style:font-size-complex="11pt"/>
    </style:style>
    <style:style style:name="T109" style:family="text">
      <style:text-properties style:font-name="Liberation Serif" fo:font-size="11pt" officeooo:rsid="0133a6d5" style:font-size-asian="9.60000038146973pt" style:font-size-complex="11pt"/>
    </style:style>
    <style:style style:name="T110" style:family="text">
      <style:text-properties style:font-name="Liberation Serif" fo:font-size="11pt" officeooo:rsid="0156028b" style:font-size-asian="9.60000038146973pt" style:font-size-complex="11pt"/>
    </style:style>
    <style:style style:name="T111" style:family="text">
      <style:text-properties style:font-name="Liberation Serif" fo:font-size="11pt" officeooo:rsid="015aabc3" style:font-size-asian="9.60000038146973pt" style:font-size-complex="11pt"/>
    </style:style>
    <style:style style:name="T112" style:family="text">
      <style:text-properties style:font-name="Liberation Serif" fo:font-size="11pt" fo:font-style="italic" style:font-size-asian="11pt" style:font-style-asian="italic" style:font-size-complex="11pt" style:font-style-complex="italic"/>
    </style:style>
    <style:style style:name="T113" style:family="text">
      <style:text-properties style:font-name="Liberation Serif" fo:font-size="11pt" fo:font-style="italic" officeooo:rsid="0075e168" style:font-size-asian="11pt" style:font-style-asian="italic" style:font-size-complex="11pt" style:font-style-complex="italic"/>
    </style:style>
    <style:style style:name="T114" style:family="text">
      <style:text-properties style:font-name="Liberation Serif" fo:font-size="11pt" fo:font-style="italic" officeooo:rsid="011dc2b2" style:font-size-asian="11pt" style:font-weight-asian="normal" style:font-size-complex="11pt" style:font-weight-complex="normal"/>
    </style:style>
    <style:style style:name="T115" style:family="text">
      <style:text-properties style:font-name="Liberation Serif" fo:font-size="11pt" fo:font-style="italic" style:font-size-asian="9.60000038146973pt" style:font-style-asian="italic" style:font-size-complex="11pt" style:font-style-complex="italic"/>
    </style:style>
    <style:style style:name="T116" style:family="text">
      <style:text-properties style:font-name="Liberation Serif" fo:font-size="11pt" fo:font-style="italic" officeooo:rsid="006867b6" style:font-size-asian="9.60000038146973pt" style:font-style-asian="italic" style:font-size-complex="11pt" style:font-style-complex="italic"/>
    </style:style>
    <style:style style:name="T117"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118" style:family="text">
      <style:text-properties style:font-name="Liberation Serif" fo:font-size="11pt" fo:font-style="italic" fo:font-weight="normal" officeooo:rsid="00fefcd3" style:font-size-asian="9.60000038146973pt" style:font-style-asian="italic" style:font-weight-asian="normal" style:font-size-complex="11pt" style:font-style-complex="italic" style:font-weight-complex="normal"/>
    </style:style>
    <style:style style:name="T119" style:family="text">
      <style:text-properties style:font-name="Liberation Serif" fo:font-size="11pt" fo:font-weight="bold" officeooo:rsid="00a91fd5" style:font-size-asian="9.60000038146973pt" style:font-weight-asian="bold" style:font-size-complex="11pt" style:font-weight-complex="bold"/>
    </style:style>
    <style:style style:name="T120" style:family="text">
      <style:text-properties style:font-name="Liberation Serif" fo:font-size="11pt" fo:font-weight="bold" officeooo:rsid="00a9fe46" style:font-size-asian="9.60000038146973pt" style:font-weight-asian="bold" style:font-size-complex="11pt" style:font-weight-complex="bold"/>
    </style:style>
    <style:style style:name="T121" style:family="text">
      <style:text-properties style:font-name="Liberation Serif" fo:font-size="11pt" fo:font-weight="bold" officeooo:rsid="00a91fd5" style:font-size-asian="11pt" style:font-weight-asian="bold" style:font-size-complex="11pt" style:font-weight-complex="bold"/>
    </style:style>
    <style:style style:name="T122" style:family="text">
      <style:text-properties style:font-name="Liberation Serif" fo:font-size="11pt" fo:font-weight="bold" officeooo:rsid="01256638" style:font-size-asian="11pt" style:font-weight-asian="bold" style:font-size-complex="11pt" style:font-weight-complex="bold"/>
    </style:style>
    <style:style style:name="T123" style:family="text">
      <style:text-properties style:font-name="Liberation Serif" fo:font-size="11pt" fo:font-weight="normal" officeooo:rsid="00a91fd5" style:font-size-asian="9.60000038146973pt" style:font-weight-asian="normal" style:font-size-complex="11pt" style:font-weight-complex="normal"/>
    </style:style>
    <style:style style:name="T124" style:family="text">
      <style:text-properties style:font-name="Liberation Serif" fo:font-size="11pt" fo:font-weight="normal" officeooo:rsid="00a6bb91" style:font-size-asian="9.60000038146973pt" style:font-weight-asian="normal" style:font-size-complex="11pt" style:font-weight-complex="normal"/>
    </style:style>
    <style:style style:name="T125" style:family="text">
      <style:text-properties style:font-name="Liberation Serif" fo:font-size="11pt" fo:font-weight="normal" officeooo:rsid="00a6e9d5" style:font-size-asian="9.60000038146973pt" style:font-weight-asian="normal" style:font-size-complex="11pt" style:font-weight-complex="normal"/>
    </style:style>
    <style:style style:name="T126" style:family="text">
      <style:text-properties style:font-name="Liberation Serif" fo:font-size="11pt" fo:font-weight="normal" officeooo:rsid="00aaddff" style:font-size-asian="9.60000038146973pt" style:font-weight-asian="normal" style:font-size-complex="11pt" style:font-weight-complex="normal"/>
    </style:style>
    <style:style style:name="T127" style:family="text">
      <style:text-properties style:font-name="Liberation Serif" fo:font-size="11pt" fo:font-weight="normal" officeooo:rsid="00ab8e1c" style:font-size-asian="9.60000038146973pt" style:font-weight-asian="normal" style:font-size-complex="11pt" style:font-weight-complex="normal"/>
    </style:style>
    <style:style style:name="T128" style:family="text">
      <style:text-properties style:font-name="Liberation Serif" fo:font-size="11pt" fo:font-weight="normal" officeooo:rsid="00c30d96" style:font-size-asian="9.60000038146973pt" style:font-weight-asian="normal" style:font-size-complex="11pt" style:font-weight-complex="normal"/>
    </style:style>
    <style:style style:name="T129" style:family="text">
      <style:text-properties style:font-name="Liberation Serif" fo:font-size="11pt" fo:font-weight="normal" officeooo:rsid="00c4ebdf" style:font-size-asian="9.60000038146973pt" style:font-weight-asian="normal" style:font-size-complex="11pt" style:font-weight-complex="normal"/>
    </style:style>
    <style:style style:name="T130" style:family="text">
      <style:text-properties style:font-name="Liberation Serif" fo:font-size="11pt" fo:font-weight="normal" officeooo:rsid="00fc0e7f" style:font-size-asian="9.60000038146973pt" style:font-weight-asian="normal" style:font-size-complex="11pt" style:font-weight-complex="normal"/>
    </style:style>
    <style:style style:name="T131" style:family="text">
      <style:text-properties style:font-name="Liberation Serif" fo:font-size="11pt" fo:font-weight="normal" officeooo:rsid="01021945" style:font-size-asian="9.60000038146973pt" style:font-weight-asian="normal" style:font-size-complex="11pt" style:font-weight-complex="normal"/>
    </style:style>
    <style:style style:name="T132" style:family="text">
      <style:text-properties style:font-name="Liberation Serif" fo:font-size="11pt" fo:font-weight="normal" officeooo:rsid="00ff8700" style:font-size-asian="9.60000038146973pt" style:font-weight-asian="normal" style:font-size-complex="11pt" style:font-weight-complex="normal"/>
    </style:style>
    <style:style style:name="T133" style:family="text">
      <style:text-properties style:font-name="Liberation Serif" fo:font-size="11pt" fo:font-weight="normal" officeooo:rsid="0100b335" style:font-size-asian="9.60000038146973pt" style:font-weight-asian="normal" style:font-size-complex="11pt" style:font-weight-complex="normal"/>
    </style:style>
    <style:style style:name="T134" style:family="text">
      <style:text-properties style:font-name="Liberation Serif" fo:font-size="11pt" fo:font-weight="normal" officeooo:rsid="00fefcd3" style:font-size-asian="9.60000038146973pt" style:font-weight-asian="normal" style:font-size-complex="11pt" style:font-weight-complex="normal"/>
    </style:style>
    <style:style style:name="T135" style:family="text">
      <style:text-properties style:font-name="Liberation Serif" fo:font-size="11pt" fo:font-weight="normal" officeooo:rsid="0104a2ca" style:font-size-asian="9.60000038146973pt" style:font-weight-asian="normal" style:font-size-complex="11pt" style:font-weight-complex="normal"/>
    </style:style>
    <style:style style:name="T136" style:family="text">
      <style:text-properties style:font-name="Liberation Serif" fo:font-size="11pt" fo:font-weight="normal" officeooo:rsid="0111c474" style:font-size-asian="9.60000038146973pt" style:font-weight-asian="normal" style:font-size-complex="11pt" style:font-weight-complex="normal"/>
    </style:style>
    <style:style style:name="T137" style:family="text">
      <style:text-properties style:font-name="Liberation Serif" fo:font-size="11pt" fo:font-weight="normal" officeooo:rsid="0132c64b" style:font-size-asian="9.60000038146973pt" style:font-weight-asian="normal" style:font-size-complex="11pt" style:font-weight-complex="normal"/>
    </style:style>
    <style:style style:name="T138" style:family="text">
      <style:text-properties style:font-name="Liberation Serif" fo:font-size="11pt" fo:font-weight="normal" officeooo:rsid="0158d825" style:font-size-asian="9.60000038146973pt" style:font-weight-asian="normal" style:font-size-complex="11pt" style:font-weight-complex="normal"/>
    </style:style>
    <style:style style:name="T139" style:family="text">
      <style:text-properties style:font-name="Liberation Serif" fo:font-size="11pt" fo:font-style="normal" fo:font-weight="normal" officeooo:rsid="00fefcd3" style:font-size-asian="9.60000038146973pt" style:font-style-asian="normal" style:font-weight-asian="normal" style:font-size-complex="11pt" style:font-style-complex="normal" style:font-weight-complex="normal"/>
    </style:style>
    <style:style style:name="T140" style:family="text">
      <style:text-properties style:font-name="Liberation Serif" officeooo:rsid="013dc164"/>
    </style:style>
    <style:style style:name="T141" style:family="text">
      <style:text-properties style:font-name="Liberation Serif" fo:font-style="italic" style:font-style-asian="italic" style:font-style-complex="italic"/>
    </style:style>
    <style:style style:name="T142" style:family="text">
      <style:text-properties style:font-name="Liberation Serif" fo:font-style="italic" officeooo:rsid="014271b8" style:font-size-asian="11pt" style:font-style-asian="italic" style:font-size-complex="11pt" style:font-style-complex="italic"/>
    </style:style>
    <style:style style:name="T143" style:family="text">
      <style:text-properties style:font-name="Liberation Serif" fo:font-weight="normal" officeooo:rsid="014271b8" style:font-size-asian="11pt" style:font-weight-asian="bold" style:font-size-complex="11pt" style:font-weight-complex="bold"/>
    </style:style>
    <style:style style:name="T144" style:family="text">
      <style:text-properties style:font-name="Liberation Serif" style:font-size-asian="11pt" style:font-size-complex="11pt"/>
    </style:style>
    <style:style style:name="T145" style:family="text">
      <style:text-properties style:font-name="Liberation Serif" officeooo:rsid="014271b8" style:font-size-asian="11pt" style:font-size-complex="11pt"/>
    </style:style>
    <style:style style:name="T146" style:family="text">
      <style:text-properties style:font-name="Liberation Serif" fo:font-weight="bold" officeooo:rsid="014271b8" style:font-size-asian="11pt" style:font-weight-asian="bold" style:font-size-complex="11pt" style:font-weight-complex="bold"/>
    </style:style>
    <style:style style:name="T147" style:family="text">
      <style:text-properties style:text-position="sub 58%" style:font-name="Liberation Serif" fo:font-size="12pt" fo:font-weight="normal" style:font-size-asian="10.5pt" style:font-weight-asian="normal" style:font-size-complex="12pt" style:font-weight-complex="normal"/>
    </style:style>
    <style:style style:name="T148"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149"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150"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151"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52" style:family="text">
      <style:text-properties style:text-position="0% 100%" style:font-name="Liberation Serif" fo:font-size="12pt" fo:font-weight="normal" style:font-size-asian="10.5pt" style:font-weight-asian="normal" style:font-size-complex="12pt" style:font-weight-complex="normal"/>
    </style:style>
    <style:style style:name="T153"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154"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155"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156"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57"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158"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59"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60"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61"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62"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63"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64"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65" style:family="text">
      <style:text-properties style:text-position="0% 100%" style:font-name="Liberation Serif" fo:font-size="12pt" fo:font-weight="normal" officeooo:rsid="012b7458" style:font-size-asian="10.5pt" style:font-weight-asian="normal" style:font-size-complex="12pt" style:font-weight-complex="normal"/>
    </style:style>
    <style:style style:name="T166" style:family="text">
      <style:text-properties style:text-position="0% 100%" style:font-name="Liberation Serif" fo:font-size="12pt" fo:font-weight="normal" officeooo:rsid="0150837f" style:font-size-asian="10.5pt" style:font-weight-asian="normal" style:font-size-complex="12pt" style:font-weight-complex="normal"/>
    </style:style>
    <style:style style:name="T167" style:family="text">
      <style:text-properties style:text-position="0% 100%" style:font-name="Liberation Serif" fo:font-size="12pt" fo:font-weight="normal" officeooo:rsid="0150ff8f" style:font-size-asian="10.5pt" style:font-weight-asian="normal" style:font-size-complex="12pt" style:font-weight-complex="normal"/>
    </style:style>
    <style:style style:name="T168"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69"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170" style:family="text">
      <style:text-properties officeooo:rsid="004c892d"/>
    </style:style>
    <style:style style:name="T171" style:family="text">
      <style:text-properties officeooo:rsid="0053f82d"/>
    </style:style>
    <style:style style:name="T172" style:family="text">
      <style:text-properties officeooo:rsid="0057bcf4"/>
    </style:style>
    <style:style style:name="T173" style:family="text">
      <style:text-properties officeooo:rsid="005c52cf"/>
    </style:style>
    <style:style style:name="T174" style:family="text">
      <style:text-properties officeooo:rsid="005ee1d7"/>
    </style:style>
    <style:style style:name="T175" style:family="text">
      <style:text-properties officeooo:rsid="005f8bef"/>
    </style:style>
    <style:style style:name="T176" style:family="text">
      <style:text-properties officeooo:rsid="00627877"/>
    </style:style>
    <style:style style:name="T177" style:family="text">
      <style:text-properties officeooo:rsid="0065319e"/>
    </style:style>
    <style:style style:name="T178" style:family="text">
      <style:text-properties officeooo:rsid="00680e36"/>
    </style:style>
    <style:style style:name="T179" style:family="text">
      <style:text-properties officeooo:rsid="006812c9"/>
    </style:style>
    <style:style style:name="T180" style:family="text">
      <style:text-properties officeooo:rsid="006a82be"/>
    </style:style>
    <style:style style:name="T181" style:family="text">
      <style:text-properties officeooo:rsid="006f257b"/>
    </style:style>
    <style:style style:name="T182" style:family="text">
      <style:text-properties officeooo:rsid="0075e168"/>
    </style:style>
    <style:style style:name="T183" style:family="text">
      <style:text-properties officeooo:rsid="008ba266"/>
    </style:style>
    <style:style style:name="T184" style:family="text">
      <style:text-properties officeooo:rsid="008e06a7"/>
    </style:style>
    <style:style style:name="T185" style:family="text">
      <style:text-properties officeooo:rsid="008e0d3d"/>
    </style:style>
    <style:style style:name="T186" style:family="text">
      <style:text-properties officeooo:rsid="008ebcee"/>
    </style:style>
    <style:style style:name="T187" style:family="text">
      <style:text-properties officeooo:rsid="0094d3f5"/>
    </style:style>
    <style:style style:name="T188" style:family="text">
      <style:text-properties officeooo:rsid="00a0b4a3"/>
    </style:style>
    <style:style style:name="T189"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190"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191"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192"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193"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194"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195"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196"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197"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198"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199"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200"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201"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2"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203" style:family="text">
      <style:text-properties fo:font-variant="normal" fo:text-transform="none" fo:color="#000000" style:font-name="Liberation Serif" fo:font-size="11pt" fo:letter-spacing="normal" fo:font-style="normal" fo:font-weight="normal" style:font-size-asian="11pt" style:font-size-complex="11pt"/>
    </style:style>
    <style:style style:name="T204"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205"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206"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20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20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20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21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21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21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21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21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215"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216"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bb31bd" style:text-blinking="false" fo:background-color="#ffffff" loext:char-shading-value="0" style:font-size-asian="11pt" style:font-style-asian="italic" style:font-weight-asian="normal" style:font-size-complex="11pt" style:font-style-complex="italic" style:font-weight-complex="normal"/>
    </style:style>
    <style:style style:name="T217"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218" style:family="text">
      <style:text-properties fo:font-variant="normal" fo:text-transform="none" fo:letter-spacing="normal" fo:font-style="normal"/>
    </style:style>
    <style:style style:name="T219" style:family="text">
      <style:text-properties fo:font-variant="normal" fo:text-transform="none" fo:letter-spacing="normal" fo:font-style="normal" fo:font-weight="normal"/>
    </style:style>
    <style:style style:name="T220" style:family="text">
      <style:text-properties fo:font-variant="normal" fo:text-transform="none" fo:letter-spacing="normal" fo:font-style="normal" fo:font-weight="normal" officeooo:rsid="01256638" style:font-weight-asian="normal" style:font-weight-complex="normal"/>
    </style:style>
    <style:style style:name="T221" style:family="text">
      <style:text-properties fo:font-variant="normal" fo:text-transform="none" fo:letter-spacing="normal" fo:font-style="normal" fo:font-weight="normal" officeooo:rsid="0139f0b2" style:font-weight-asian="normal" style:font-weight-complex="normal"/>
    </style:style>
    <style:style style:name="T222" style:family="text">
      <style:text-properties fo:font-variant="normal" fo:text-transform="none" fo:letter-spacing="normal" fo:font-style="normal" fo:font-weight="normal" officeooo:rsid="01506cad" style:font-weight-asian="normal" style:font-weight-complex="normal"/>
    </style:style>
    <style:style style:name="T223" style:family="text">
      <style:text-properties fo:font-variant="normal" fo:text-transform="none" fo:letter-spacing="normal" fo:font-style="normal" fo:font-weight="normal" officeooo:rsid="0139f0b2"/>
    </style:style>
    <style:style style:name="T224" style:family="text">
      <style:text-properties fo:font-variant="normal" fo:text-transform="none" fo:letter-spacing="normal" fo:font-style="normal" fo:font-weight="normal" officeooo:rsid="01496357"/>
    </style:style>
    <style:style style:name="T225" style:family="text">
      <style:text-properties fo:font-variant="normal" fo:text-transform="none" fo:letter-spacing="normal" fo:font-style="normal" fo:font-weight="normal" officeooo:rsid="014e3507"/>
    </style:style>
    <style:style style:name="T226" style:family="text">
      <style:text-properties fo:font-variant="normal" fo:text-transform="none" fo:letter-spacing="normal" fo:font-style="normal" fo:font-weight="normal" style:font-style-asian="normal" style:font-weight-asian="normal" style:font-style-complex="normal" style:font-weight-complex="normal"/>
    </style:style>
    <style:style style:name="T227"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228" style:family="text">
      <style:text-properties fo:font-variant="normal" fo:text-transform="none" fo:letter-spacing="normal" fo:font-style="normal" fo:font-weight="normal" style:font-style-asian="normal" style:font-weight-asian="normal" style:font-style-complex="normal" style:font-weight-complex="normal" fo:padding="0in" fo:border="none"/>
    </style:style>
    <style:style style:name="T229" style:family="text">
      <style:text-properties fo:font-variant="normal" fo:text-transform="none" fo:letter-spacing="normal" fo:font-style="normal" fo:font-weight="bold"/>
    </style:style>
    <style:style style:name="T230" style:family="text">
      <style:text-properties fo:font-variant="normal" fo:text-transform="none" fo:letter-spacing="normal" fo:font-style="normal" fo:font-weight="bold" style:font-weight-asian="bold" style:font-weight-complex="bold"/>
    </style:style>
    <style:style style:name="T231" style:family="text">
      <style:text-properties fo:font-variant="normal" fo:text-transform="none" fo:letter-spacing="normal" fo:font-style="normal" fo:font-weight="bold" style:font-style-asian="normal" style:font-weight-asian="bold" style:font-style-complex="normal" style:font-weight-complex="bold" fo:padding="0in" fo:border="none"/>
    </style:style>
    <style:style style:name="T232" style:family="text">
      <style:text-properties fo:font-variant="normal" fo:text-transform="none" fo:letter-spacing="normal" fo:font-style="italic" fo:font-weight="normal"/>
    </style:style>
    <style:style style:name="T233" style:family="text">
      <style:text-properties fo:font-variant="normal" fo:text-transform="none" fo:letter-spacing="normal" fo:font-style="italic" fo:font-weight="normal" style:font-style-asian="italic" style:font-style-complex="italic"/>
    </style:style>
    <style:style style:name="T234" style:family="text">
      <style:text-properties fo:font-variant="normal" fo:text-transform="none" fo:letter-spacing="normal" fo:font-style="italic" fo:font-weight="normal" officeooo:rsid="014e3507" style:font-style-asian="italic" style:font-style-complex="italic"/>
    </style:style>
    <style:style style:name="T235" style:family="text">
      <style:text-properties fo:font-variant="normal" fo:text-transform="none" fo:letter-spacing="normal" fo:font-style="italic" fo:font-weight="normal" style:font-style-asian="italic" style:font-weight-asian="normal" style:font-style-complex="italic" style:font-weight-complex="normal" fo:padding="0in" fo:border="none"/>
    </style:style>
    <style:style style:name="T236"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237"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238"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239"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240" style:family="text">
      <style:text-properties fo:color="#000000" style:font-name="Liberation Serif" fo:font-size="11pt" style:text-underline-style="none" officeooo:rsid="0148628a" style:font-size-asian="11pt" style:font-size-complex="11pt"/>
    </style:style>
    <style:style style:name="T241" style:family="text">
      <style:text-properties fo:color="#000000" style:font-name="Liberation Serif" fo:font-size="11pt" style:text-underline-style="none" officeooo:rsid="01506cad" style:font-size-asian="11pt" style:font-size-complex="11pt"/>
    </style:style>
    <style:style style:name="T242" style:family="text">
      <style:text-properties officeooo:rsid="00c59aef"/>
    </style:style>
    <style:style style:name="T243" style:family="text">
      <style:text-properties officeooo:rsid="00c6f862"/>
    </style:style>
    <style:style style:name="T244" style:family="text">
      <style:text-properties fo:font-size="11pt" officeooo:rsid="00a456c4" style:font-size-asian="9.60000038146973pt" style:font-size-complex="11pt"/>
    </style:style>
    <style:style style:name="T245" style:family="text">
      <style:text-properties fo:font-size="11pt" style:font-size-asian="11pt" style:font-weight-asian="normal" style:font-size-complex="11pt" style:font-weight-complex="normal"/>
    </style:style>
    <style:style style:name="T246" style:family="text">
      <style:text-properties fo:font-size="11pt" officeooo:rsid="011dc2b2" style:font-size-asian="11pt" style:font-weight-asian="normal" style:font-size-complex="11pt" style:font-weight-complex="normal"/>
    </style:style>
    <style:style style:name="T247" style:family="text">
      <style:text-properties fo:font-size="11pt" officeooo:rsid="01256638" style:font-size-asian="11pt" style:font-weight-asian="normal" style:font-size-complex="11pt" style:font-weight-complex="normal"/>
    </style:style>
    <style:style style:name="T248" style:family="text">
      <style:text-properties fo:font-size="11pt" officeooo:rsid="0128d9b5" style:font-size-asian="11pt" style:font-weight-asian="normal" style:font-size-complex="11pt" style:font-weight-complex="normal"/>
    </style:style>
    <style:style style:name="T249" style:family="text">
      <style:text-properties fo:font-size="11pt" officeooo:rsid="003e3e6a" style:font-size-asian="11pt" style:font-weight-asian="normal" style:font-size-complex="11pt" style:font-weight-complex="normal"/>
    </style:style>
    <style:style style:name="T250" style:family="text">
      <style:text-properties fo:font-weight="normal" style:font-weight-asian="normal" style:font-weight-complex="normal"/>
    </style:style>
    <style:style style:name="T251" style:family="text">
      <style:text-properties fo:font-weight="normal" officeooo:rsid="00d74e2d" style:font-weight-asian="normal" style:font-weight-complex="normal"/>
    </style:style>
    <style:style style:name="T252" style:family="text">
      <style:text-properties fo:font-weight="normal" officeooo:rsid="00d80b53" style:font-weight-asian="normal" style:font-weight-complex="normal"/>
    </style:style>
    <style:style style:name="T253" style:family="text">
      <style:text-properties fo:font-weight="normal" officeooo:rsid="00d9e2ea" style:font-weight-asian="normal" style:font-weight-complex="normal"/>
    </style:style>
    <style:style style:name="T254" style:family="text">
      <style:text-properties fo:font-weight="normal" officeooo:rsid="00dad2a4" style:font-weight-asian="normal" style:font-weight-complex="normal"/>
    </style:style>
    <style:style style:name="T255" style:family="text">
      <style:text-properties fo:font-weight="normal" officeooo:rsid="00dc472d" style:font-weight-asian="normal" style:font-weight-complex="normal"/>
    </style:style>
    <style:style style:name="T256" style:family="text">
      <style:text-properties fo:font-weight="normal" officeooo:rsid="00dd9ce7" style:font-weight-asian="normal" style:font-weight-complex="normal"/>
    </style:style>
    <style:style style:name="T257" style:family="text">
      <style:text-properties fo:font-weight="normal" officeooo:rsid="00debebe" style:font-weight-asian="normal" style:font-weight-complex="normal"/>
    </style:style>
    <style:style style:name="T258" style:family="text">
      <style:text-properties fo:font-weight="normal" officeooo:rsid="00e0d9d7" style:font-weight-asian="normal" style:font-weight-complex="normal"/>
    </style:style>
    <style:style style:name="T259" style:family="text">
      <style:text-properties fo:font-weight="normal" officeooo:rsid="00e1d82a" style:font-weight-asian="normal" style:font-weight-complex="normal"/>
    </style:style>
    <style:style style:name="T260" style:family="text">
      <style:text-properties fo:font-weight="normal" officeooo:rsid="00e291e8" style:font-weight-asian="normal" style:font-weight-complex="normal"/>
    </style:style>
    <style:style style:name="T261" style:family="text">
      <style:text-properties fo:font-weight="normal" officeooo:rsid="00e452d0" style:font-weight-asian="normal" style:font-weight-complex="normal"/>
    </style:style>
    <style:style style:name="T262" style:family="text">
      <style:text-properties fo:font-weight="normal" officeooo:rsid="00e5bb32" style:font-weight-asian="normal" style:font-weight-complex="normal"/>
    </style:style>
    <style:style style:name="T263" style:family="text">
      <style:text-properties fo:font-weight="normal" officeooo:rsid="00e60875" style:font-weight-asian="normal" style:font-weight-complex="normal"/>
    </style:style>
    <style:style style:name="T264" style:family="text">
      <style:text-properties fo:font-weight="normal" officeooo:rsid="00e798b0" style:font-weight-asian="normal" style:font-weight-complex="normal"/>
    </style:style>
    <style:style style:name="T265" style:family="text">
      <style:text-properties fo:font-weight="normal" officeooo:rsid="00e9330c" style:font-weight-asian="normal" style:font-weight-complex="normal"/>
    </style:style>
    <style:style style:name="T266" style:family="text">
      <style:text-properties fo:font-weight="normal" officeooo:rsid="00e9c7f1" style:font-weight-asian="normal" style:font-weight-complex="normal"/>
    </style:style>
    <style:style style:name="T267" style:family="text">
      <style:text-properties fo:font-weight="normal" officeooo:rsid="00eca698" style:font-weight-asian="normal" style:font-weight-complex="normal"/>
    </style:style>
    <style:style style:name="T268" style:family="text">
      <style:text-properties fo:font-weight="normal" officeooo:rsid="00f1a012" style:font-weight-asian="normal" style:font-weight-complex="normal"/>
    </style:style>
    <style:style style:name="T269" style:family="text">
      <style:text-properties fo:font-weight="normal" officeooo:rsid="00f1f9c9" style:font-weight-asian="normal" style:font-weight-complex="normal"/>
    </style:style>
    <style:style style:name="T270" style:family="text">
      <style:text-properties fo:font-weight="normal" officeooo:rsid="00f3a53e" style:font-weight-asian="normal" style:font-weight-complex="normal"/>
    </style:style>
    <style:style style:name="T271" style:family="text">
      <style:text-properties fo:font-weight="normal" officeooo:rsid="00f4a457" style:font-weight-asian="normal" style:font-weight-complex="normal"/>
    </style:style>
    <style:style style:name="T272" style:family="text">
      <style:text-properties fo:font-weight="normal" officeooo:rsid="00f607f7" style:font-weight-asian="normal" style:font-weight-complex="normal"/>
    </style:style>
    <style:style style:name="T273" style:family="text">
      <style:text-properties fo:font-weight="normal" officeooo:rsid="00f627c3" style:font-weight-asian="normal" style:font-weight-complex="normal"/>
    </style:style>
    <style:style style:name="T274" style:family="text">
      <style:text-properties fo:font-weight="normal" officeooo:rsid="00f6372a" style:font-weight-asian="normal" style:font-weight-complex="normal"/>
    </style:style>
    <style:style style:name="T275" style:family="text">
      <style:text-properties fo:font-weight="normal" officeooo:rsid="00f71755" style:font-weight-asian="normal" style:font-weight-complex="normal"/>
    </style:style>
    <style:style style:name="T276" style:family="text">
      <style:text-properties fo:font-weight="normal" officeooo:rsid="00fa2ae0" style:font-weight-asian="normal" style:font-weight-complex="normal"/>
    </style:style>
    <style:style style:name="T277" style:family="text">
      <style:text-properties fo:font-weight="normal" officeooo:rsid="00fadc3b" style:font-weight-asian="normal" style:font-weight-complex="normal"/>
    </style:style>
    <style:style style:name="T278" style:family="text">
      <style:text-properties fo:font-weight="normal" officeooo:rsid="00fc025a" style:font-weight-asian="normal" style:font-weight-complex="normal"/>
    </style:style>
    <style:style style:name="T279" style:family="text">
      <style:text-properties fo:font-weight="normal" officeooo:rsid="00fefcd3" style:font-weight-asian="normal" style:font-weight-complex="normal"/>
    </style:style>
    <style:style style:name="T280" style:family="text">
      <style:text-properties fo:font-weight="normal" officeooo:rsid="00ff8700" style:font-weight-asian="normal" style:font-weight-complex="normal"/>
    </style:style>
    <style:style style:name="T281" style:family="text">
      <style:text-properties fo:font-weight="normal" officeooo:rsid="0103c255" style:font-weight-asian="normal" style:font-weight-complex="normal"/>
    </style:style>
    <style:style style:name="T282" style:family="text">
      <style:text-properties fo:font-weight="normal" officeooo:rsid="01047409" style:font-weight-asian="normal" style:font-weight-complex="normal"/>
    </style:style>
    <style:style style:name="T283" style:family="text">
      <style:text-properties fo:font-weight="normal" officeooo:rsid="010498c7" style:font-weight-asian="normal" style:font-weight-complex="normal"/>
    </style:style>
    <style:style style:name="T284" style:family="text">
      <style:text-properties fo:font-weight="normal" officeooo:rsid="0104a2ca" style:font-weight-asian="normal" style:font-weight-complex="normal"/>
    </style:style>
    <style:style style:name="T285" style:family="text">
      <style:text-properties fo:font-weight="normal" officeooo:rsid="01057437" style:font-weight-asian="normal" style:font-weight-complex="normal"/>
    </style:style>
    <style:style style:name="T286" style:family="text">
      <style:text-properties fo:font-weight="normal" officeooo:rsid="01061837" style:font-weight-asian="normal" style:font-weight-complex="normal"/>
    </style:style>
    <style:style style:name="T287" style:family="text">
      <style:text-properties fo:font-weight="normal" officeooo:rsid="010b84df" style:font-weight-asian="normal" style:font-weight-complex="normal"/>
    </style:style>
    <style:style style:name="T288" style:family="text">
      <style:text-properties fo:font-weight="normal" officeooo:rsid="010de1c2" style:font-weight-asian="normal" style:font-weight-complex="normal"/>
    </style:style>
    <style:style style:name="T289" style:family="text">
      <style:text-properties fo:font-weight="normal" officeooo:rsid="0111c474" style:font-weight-asian="normal" style:font-weight-complex="normal"/>
    </style:style>
    <style:style style:name="T290" style:family="text">
      <style:text-properties fo:font-weight="normal" officeooo:rsid="0112a22d" style:font-weight-asian="normal" style:font-weight-complex="normal"/>
    </style:style>
    <style:style style:name="T291" style:family="text">
      <style:text-properties fo:font-weight="normal" officeooo:rsid="01168fc9" style:font-weight-asian="normal" style:font-weight-complex="normal"/>
    </style:style>
    <style:style style:name="T292" style:family="text">
      <style:text-properties fo:font-weight="normal" officeooo:rsid="01186d7b" style:font-weight-asian="normal" style:font-weight-complex="normal"/>
    </style:style>
    <style:style style:name="T293" style:family="text">
      <style:text-properties fo:font-weight="normal" officeooo:rsid="01192ffa" style:font-weight-asian="normal" style:font-weight-complex="normal"/>
    </style:style>
    <style:style style:name="T294" style:family="text">
      <style:text-properties fo:font-weight="normal" officeooo:rsid="011a47f9" style:font-weight-asian="normal" style:font-weight-complex="normal"/>
    </style:style>
    <style:style style:name="T295" style:family="text">
      <style:text-properties fo:font-weight="normal" officeooo:rsid="0135afb6" style:font-weight-asian="normal" style:font-weight-complex="normal"/>
    </style:style>
    <style:style style:name="T296" style:family="text">
      <style:text-properties fo:font-weight="normal" officeooo:rsid="015c5ccd" style:font-weight-asian="normal" style:font-weight-complex="normal"/>
    </style:style>
    <style:style style:name="T297" style:family="text">
      <style:text-properties fo:font-weight="normal" officeooo:rsid="015e4915" style:font-weight-asian="normal" style:font-weight-complex="normal"/>
    </style:style>
    <style:style style:name="T298" style:family="text">
      <style:text-properties fo:font-weight="normal" officeooo:rsid="01742ddf" style:font-weight-asian="normal" style:font-weight-complex="normal"/>
    </style:style>
    <style:style style:name="T299" style:family="text">
      <style:text-properties fo:font-weight="normal" officeooo:rsid="01749d24" style:font-weight-asian="normal" style:font-weight-complex="normal"/>
    </style:style>
    <style:style style:name="T300" style:family="text">
      <style:text-properties fo:font-weight="normal" officeooo:rsid="0178a881" style:font-weight-asian="normal" style:font-weight-complex="normal"/>
    </style:style>
    <style:style style:name="T301" style:family="text">
      <style:text-properties fo:font-weight="normal" officeooo:rsid="017a4ad6" style:font-weight-asian="normal" style:font-weight-complex="normal"/>
    </style:style>
    <style:style style:name="T302" style:family="text">
      <style:text-properties fo:font-weight="normal" officeooo:rsid="017bd638" style:font-weight-asian="normal" style:font-weight-complex="normal"/>
    </style:style>
    <style:style style:name="T303" style:family="text">
      <style:text-properties fo:font-weight="normal" officeooo:rsid="01061837" style:font-size-asian="11pt" style:font-weight-asian="normal" style:font-weight-complex="normal"/>
    </style:style>
    <style:style style:name="T304" style:family="text">
      <style:text-properties fo:font-weight="normal" officeooo:rsid="01066534" style:font-size-asian="11pt" style:font-weight-asian="normal" style:font-weight-complex="normal"/>
    </style:style>
    <style:style style:name="T305" style:family="text">
      <style:text-properties fo:font-weight="normal" officeooo:rsid="01072781" style:font-size-asian="11pt" style:font-weight-asian="normal" style:font-weight-complex="normal"/>
    </style:style>
    <style:style style:name="T306" style:family="text">
      <style:text-properties fo:font-weight="normal" officeooo:rsid="0075e168" style:font-size-asian="11pt" style:font-weight-asian="normal" style:font-weight-complex="normal"/>
    </style:style>
    <style:style style:name="T307" style:family="text">
      <style:text-properties fo:font-weight="normal" officeooo:rsid="0107ed1f" style:font-size-asian="11pt" style:font-weight-asian="normal" style:font-weight-complex="normal"/>
    </style:style>
    <style:style style:name="T308" style:family="text">
      <style:text-properties fo:font-weight="normal" officeooo:rsid="011b2778" style:font-size-asian="11pt" style:font-weight-asian="normal" style:font-weight-complex="normal"/>
    </style:style>
    <style:style style:name="T309" style:family="text">
      <style:text-properties fo:font-weight="normal" officeooo:rsid="014271b8" style:font-size-asian="11pt" style:font-weight-asian="bold" style:font-size-complex="11pt" style:font-weight-complex="bold"/>
    </style:style>
    <style:style style:name="T310" style:family="text">
      <style:text-properties fo:font-weight="normal" officeooo:rsid="01506cad" style:font-size-asian="11pt" style:font-weight-asian="bold" style:font-size-complex="11pt" style:font-weight-complex="bold"/>
    </style:style>
    <style:style style:name="T311" style:family="text">
      <style:text-properties fo:font-style="italic"/>
    </style:style>
    <style:style style:name="T312" style:family="text">
      <style:text-properties fo:font-style="italic" fo:font-weight="normal" style:font-style-asian="italic" style:font-weight-asian="normal" style:font-style-complex="italic" style:font-weight-complex="normal"/>
    </style:style>
    <style:style style:name="T313" style:family="text">
      <style:text-properties fo:font-style="italic" fo:font-weight="normal" officeooo:rsid="00debebe" style:font-style-asian="italic" style:font-weight-asian="normal" style:font-style-complex="italic" style:font-weight-complex="normal"/>
    </style:style>
    <style:style style:name="T314" style:family="text">
      <style:text-properties fo:font-style="italic" fo:font-weight="normal" officeooo:rsid="00eca698" style:font-style-asian="italic" style:font-weight-asian="normal" style:font-style-complex="italic" style:font-weight-complex="normal"/>
    </style:style>
    <style:style style:name="T315" style:family="text">
      <style:text-properties fo:font-style="italic" fo:font-weight="normal" officeooo:rsid="00f6372a" style:font-style-asian="italic" style:font-weight-asian="normal" style:font-style-complex="italic" style:font-weight-complex="normal"/>
    </style:style>
    <style:style style:name="T316" style:family="text">
      <style:text-properties fo:font-style="italic" fo:font-weight="normal" officeooo:rsid="00fa2ae0" style:font-style-asian="italic" style:font-weight-asian="normal" style:font-style-complex="italic" style:font-weight-complex="normal"/>
    </style:style>
    <style:style style:name="T317" style:family="text">
      <style:text-properties fo:font-style="italic" fo:font-weight="normal" officeooo:rsid="01061837" style:font-size-asian="11pt" style:font-style-asian="italic" style:font-weight-asian="normal" style:font-style-complex="italic" style:font-weight-complex="normal"/>
    </style:style>
    <style:style style:name="T318" style:family="text">
      <style:text-properties fo:font-style="italic" style:font-size-asian="11pt" style:font-size-complex="11pt"/>
    </style:style>
    <style:style style:name="T319" style:family="text">
      <style:text-properties fo:font-style="italic" officeooo:rsid="011dc2b2"/>
    </style:style>
    <style:style style:name="T320" style:family="text">
      <style:text-properties fo:font-style="italic" officeooo:rsid="013dc164" style:font-style-asian="italic" style:font-style-complex="italic"/>
    </style:style>
    <style:style style:name="T321" style:family="text">
      <style:text-properties fo:font-style="italic" officeooo:rsid="01651247" style:font-style-asian="italic" style:font-style-complex="italic"/>
    </style:style>
    <style:style style:name="T322" style:family="text">
      <style:text-properties fo:font-style="italic" style:text-underline-style="none" officeooo:rsid="013dc164" style:font-style-asian="italic" style:font-style-complex="italic"/>
    </style:style>
    <style:style style:name="T323" style:family="text">
      <style:text-properties officeooo:rsid="00ec0135"/>
    </style:style>
    <style:style style:name="T324" style:family="text">
      <style:text-properties officeooo:rsid="00f02b9b"/>
    </style:style>
    <style:style style:name="T325" style:family="text">
      <style:text-properties officeooo:rsid="0104a2ca"/>
    </style:style>
    <style:style style:name="T326" style:family="text">
      <style:text-properties style:font-name="Courier"/>
    </style:style>
    <style:style style:name="T327" style:family="text">
      <style:text-properties style:font-name="Courier" fo:font-weight="normal" officeooo:rsid="01061837" style:font-size-asian="11pt" style:font-weight-asian="normal" style:font-weight-complex="normal"/>
    </style:style>
    <style:style style:name="T328" style:family="text">
      <style:text-properties style:font-name="Courier" fo:font-weight="normal" officeooo:rsid="01072781" style:font-size-asian="11pt" style:font-weight-asian="normal" style:font-weight-complex="normal"/>
    </style:style>
    <style:style style:name="T329" style:family="text">
      <style:text-properties style:font-name="Courier" fo:font-weight="normal" officeooo:rsid="0109c547" style:font-size-asian="11pt" style:font-weight-asian="normal" style:font-weight-complex="normal"/>
    </style:style>
    <style:style style:name="T330" style:family="text">
      <style:text-properties style:font-name="Courier" fo:font-weight="normal" officeooo:rsid="0074e747" style:font-size-asian="11pt" style:font-weight-asian="normal" style:font-weight-complex="normal"/>
    </style:style>
    <style:style style:name="T331" style:family="text">
      <style:text-properties style:font-name="Courier" fo:font-weight="normal" officeooo:rsid="0075e168" style:font-size-asian="11pt" style:font-weight-asian="normal" style:font-weight-complex="normal"/>
    </style:style>
    <style:style style:name="T332" style:family="text">
      <style:text-properties style:font-name="Courier" fo:font-style="normal" fo:font-weight="normal" officeooo:rsid="01066534" style:font-size-asian="11pt" style:font-style-asian="normal" style:font-weight-asian="normal" style:font-style-complex="normal" style:font-weight-complex="normal"/>
    </style:style>
    <style:style style:name="T333" style:family="text">
      <style:text-properties style:font-name="Courier" officeooo:rsid="016e9d04"/>
    </style:style>
    <style:style style:name="T334" style:family="text">
      <style:text-properties style:font-name="Courier" officeooo:rsid="017348bf"/>
    </style:style>
    <style:style style:name="T335" style:family="text">
      <style:text-properties style:text-position="super 58%" fo:font-weight="normal" officeooo:rsid="010b84df" style:font-weight-asian="normal" style:font-weight-complex="normal"/>
    </style:style>
    <style:style style:name="T336" style:family="text">
      <style:text-properties fo:font-style="normal" fo:font-weight="normal" officeooo:rsid="0107ed1f" style:font-size-asian="11pt" style:font-style-asian="normal" style:font-weight-asian="normal" style:font-style-complex="normal" style:font-weight-complex="normal"/>
    </style:style>
    <style:style style:name="T337" style:family="text">
      <style:text-properties officeooo:rsid="011d40e8"/>
    </style:style>
    <style:style style:name="T338" style:family="text">
      <style:text-properties officeooo:rsid="011da6be"/>
    </style:style>
    <style:style style:name="T339" style:family="text">
      <style:text-properties fo:font-weight="bold"/>
    </style:style>
    <style:style style:name="T340" style:family="text">
      <style:text-properties fo:font-weight="bold" style:font-weight-asian="bold" style:font-weight-complex="bold"/>
    </style:style>
    <style:style style:name="T341" style:family="text">
      <style:text-properties fo:font-weight="bold" officeooo:rsid="011dc2b2" style:font-weight-asian="bold" style:font-weight-complex="bold"/>
    </style:style>
    <style:style style:name="T342" style:family="text">
      <style:text-properties fo:font-weight="bold" officeooo:rsid="013dc164" style:font-weight-asian="bold" style:font-weight-complex="bold"/>
    </style:style>
    <style:style style:name="T343" style:family="text">
      <style:text-properties fo:font-weight="bold" officeooo:rsid="01651247" style:font-weight-asian="bold" style:font-weight-complex="bold"/>
    </style:style>
    <style:style style:name="T344" style:family="text">
      <style:text-properties fo:font-weight="bold" style:font-size-asian="11pt" style:font-weight-asian="bold" style:font-size-complex="11pt" style:font-weight-complex="bold"/>
    </style:style>
    <style:style style:name="T345" style:family="text">
      <style:text-properties officeooo:rsid="011dc2b2"/>
    </style:style>
    <style:style style:name="T346" style:family="text">
      <style:text-properties officeooo:rsid="011dc2b2" style:font-size-asian="11pt" style:font-weight-asian="bold" style:font-size-complex="11pt" style:font-weight-complex="bold"/>
    </style:style>
    <style:style style:name="T347" style:family="text">
      <style:text-properties officeooo:rsid="011e5619" style:font-size-asian="11pt" style:font-weight-asian="bold" style:font-size-complex="11pt" style:font-weight-complex="bold"/>
    </style:style>
    <style:style style:name="T348" style:family="text">
      <style:text-properties officeooo:rsid="0128d9b5" style:font-size-asian="11pt" style:font-weight-asian="bold" style:font-size-complex="11pt" style:font-weight-complex="bold"/>
    </style:style>
    <style:style style:name="T349" style:family="text">
      <style:text-properties style:font-size-asian="11pt" style:font-size-complex="11pt"/>
    </style:style>
    <style:style style:name="T350" style:family="text">
      <style:text-properties officeooo:rsid="011dc2b2" style:font-size-asian="11pt" style:font-size-complex="11pt"/>
    </style:style>
    <style:style style:name="T351" style:family="text">
      <style:text-properties officeooo:rsid="011e5619" style:font-size-asian="11pt" style:font-size-complex="11pt"/>
    </style:style>
    <style:style style:name="T352" style:family="text">
      <style:text-properties officeooo:rsid="011ff73d" style:font-size-asian="11pt" style:font-size-complex="11pt"/>
    </style:style>
    <style:style style:name="T353" style:family="text">
      <style:text-properties officeooo:rsid="011e5619"/>
    </style:style>
    <style:style style:name="T354" style:family="text">
      <style:text-properties officeooo:rsid="011ff73d"/>
    </style:style>
    <style:style style:name="T355" style:family="text">
      <style:text-properties fo:letter-spacing="normal" fo:font-style="italic" fo:font-weight="normal"/>
    </style:style>
    <style:style style:name="T356" style:family="text">
      <style:text-properties fo:letter-spacing="normal" fo:font-style="italic" fo:font-weight="normal" officeooo:rsid="0139f0b2"/>
    </style:style>
    <style:style style:name="T357" style:family="text">
      <style:text-properties fo:letter-spacing="normal" fo:font-style="italic" fo:font-weight="normal" officeooo:rsid="014c064b"/>
    </style:style>
    <style:style style:name="T358" style:family="text">
      <style:text-properties officeooo:rsid="013dc164"/>
    </style:style>
    <style:style style:name="T359" style:family="text">
      <style:text-properties officeooo:rsid="014271b8"/>
    </style:style>
    <style:style style:name="T360" style:family="text">
      <style:text-properties style:text-underline-style="none"/>
    </style:style>
    <style:style style:name="T361" style:family="text">
      <style:text-properties style:text-underline-style="none" officeooo:rsid="014271b8"/>
    </style:style>
    <style:style style:name="T362" style:family="text">
      <style:text-properties style:text-underline-style="none" officeooo:rsid="01437b1b"/>
    </style:style>
    <style:style style:name="T363" style:family="text">
      <style:text-properties style:text-underline-style="none" officeooo:rsid="013dc164"/>
    </style:style>
    <style:style style:name="T364" style:family="text">
      <style:text-properties style:text-underline-style="none" fo:font-weight="bold" officeooo:rsid="013dc164" style:font-weight-asian="bold" style:font-weight-complex="bold"/>
    </style:style>
    <style:style style:name="T365" style:family="text">
      <style:text-properties style:text-underline-style="none" fo:font-weight="bold" officeooo:rsid="01437b1b" style:font-weight-asian="bold" style:font-weight-complex="bold"/>
    </style:style>
    <style:style style:name="T366" style:family="text">
      <style:text-properties style:text-underline-style="none" officeooo:rsid="01440c4a"/>
    </style:style>
    <style:style style:name="T367" style:family="text">
      <style:text-properties officeooo:rsid="01496357"/>
    </style:style>
    <style:style style:name="T368" style:family="text">
      <style:text-properties officeooo:rsid="014db060"/>
    </style:style>
    <style:style style:name="T369" style:family="text">
      <style:text-properties officeooo:rsid="01506cad"/>
    </style:style>
    <style:style style:name="T370" style:family="text">
      <style:text-properties officeooo:rsid="015f5158"/>
    </style:style>
    <style:style style:name="T371" style:family="text">
      <style:text-properties officeooo:rsid="01651247"/>
    </style:style>
    <style:style style:name="T372" style:family="text">
      <style:text-properties style:font-name="Courier" fo:font-size="11pt" style:font-size-asian="11pt" style:font-size-complex="11pt"/>
    </style:style>
    <style:style style:name="T373" style:family="text">
      <style:text-properties style:font-name="Courier" fo:font-size="11pt" officeooo:rsid="017e780a"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 guide for F<text:span text:style-name="T21">E</text:span>tool.py – v1.0</text:p>
      <text:p text:style-name="P13"/>
      <text:p text:style-name="P13"/>
      <text:p text:style-name="P1">1. Introduction</text:p>
      <text:p text:style-name="P1"/>
      <text:p text:style-name="P2"><text:span text:style-name="T1">The program FEtool.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FEtool.py uses the </text:span><text:span text:style-name="T18">pmemd.cuda</text:span><text:span text:style-name="T3"> sofware from AMBER </text:span><text:span text:style-name="T16">[1]</text:span><text:span text:style-name="T3">,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FEtool.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2">. </text:span>Workflow</text:p>
      <text:p text:style-name="P3"/>
      <text:p text:style-name="P14"><draw:frame draw:style-name="fr1" draw:name="Image1" text:anchor-type="paragraph" svg:x="0.4846in" svg:y="0.1071in" svg:width="6.1445in" svg:height="4.428in" draw:z-index="0"><draw:image xlink:href="Pictures/10000000000003210000024DE54BC702.png" xlink:type="simple" xlink:show="embed" xlink:actuate="onLoad"/></draw:frame></text:p>
      <text:p text:style-name="P15"><text:soft-page-break/><text:span text:style-name="T183">The workflow above shows the equilibration, preparation and calculation procedures. It begins</text:span> by first building the initial complex, <text:span text:style-name="T183">either </text:span>starting from the docked receptor <text:span text:style-name="T186">and</text:span> ligand files or directly from the <text:span text:style-name="T23">receptor-ligand</text:span> <text:span text:style-name="T23">co-crystal</text:span> structure. <text:span text:style-name="T187">The necessary ligand parameters are obtained using Antechamber [2], with the General Amber Force-Field (GAFF) for the bonded and LJ parameters [3], and the AM1-BCC model for the partial atomic charges [4,5]. The system is then aligned to a reference structure of a similar protein using the program MUSTANG [6], so that the ligand anchors and dummy atom coordinates can be automatically assigned. </text:span></text:p>
      <text:p text:style-name="P15"><text:tab/><text:span text:style-name="T24">With all the coordinates of the initial system already set, the complex is then placed in a water box with a given ion concentration, and the necessary restraints are applied. An initial equilibration is then performed, with all the receptor restraints activated,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5"><text:tab/><text:span text:style-name="T24">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5"><text:tab/><text:span text:style-name="T25">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7], Thermodynamic Integration with Gaussian Quadrature (TI), or analytically, depending on the stage and the choice in the input file. </text:span></text:p>
      <text:p text:style-name="P15"/>
      <text:p text:style-name="P9">3. <text:span text:style-name="T184">Free Energy </text:span>Components</text:p>
      <text:p text:style-name="P4"/>
      <text:p text:style-name="P16">The FEtool.py expression for the calculated binding free energy is defined as follows:</text:p>
      <text:p text:style-name="P5"/>
      <text:p text:style-name="P7"><text:span text:style-name="T1"><draw:frame draw:style-name="fr4" draw:name="Object1" text:anchor-type="as-char" svg:y="-0.1728in" svg:width="6.252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8"><text:span text:style-name="T1">In the e</text:span><text:span text:style-name="T15">quation</text:span><text:span text:style-name="T1"> above, the </text:span><text:span text:style-name="T17">att</text:span><text:span text:style-name="T1"> index denotes attachment of restraints </text:span><text:span text:style-name="T12">in the bound state</text:span><text:span text:style-name="T1">, and </text:span><text:span text:style-name="T17">rel</text:span><text:span text:style-name="T1"> indicates release of restraints </text:span><text:span text:style-name="T12">with the ligand in bulk</text:span><text:span text:style-name="T1">. The </text:span><text:span text:style-name="T17">l</text:span><text:span text:style-name="T1"> and </text:span><text:span text:style-name="T17">p</text:span><text:span text:style-name="T1"> indexes are for ligand and protein (receptor), respectively, </text:span><text:span text:style-name="T17">conf</text:span><text:span text:style-name="T1"> is for conformational restraints and </text:span><text:span text:style-name="T17">TR</text:span><text:span text:style-name="T1"> is for translational/rotational restraints. <text:s/>The </text:span><text:span text:style-name="T26">Δ</text:span><text:span text:style-name="T43">G</text:span><text:span text:style-name="T149">transfer</text:span><text:span text:style-name="T147"> </text:span><text:span text:style-name="T152">term is the </text:span><text:span text:style-name="T154">free energy of</text:span><text:span text:style-name="T152"> transferring of the ligand from the receptor binding site to bulk </text:span><text:span text:style-name="T153">with all restraints applied</text:span><text:span text:style-name="T152">, using either a physical reaction coordinate (APR), or an alchemical transformation (DD):</text:span></text:p>
      <text:p text:style-name="P5"/>
      <text:p text:style-name="P6"><draw:frame draw:style-name="fr4" draw:name="Object2" text:anchor-type="as-char" svg:y="-0.1484in" svg:width="1.5146in" svg:height="0.2535in" draw:z-index="16"><draw:object xlink:href="./Object 2" xlink:type="simple" xlink:show="embed" xlink:actuate="onLoad"/><draw:image xlink:href="./ObjectReplacements/Object 2" xlink:type="simple" xlink:show="embed" xlink:actuate="onLoad"/></draw:frame> <text:s text:c="78"/><text:span text:style-name="T19"><text:s text:c="2"/></text:span><text:span text:style-name="T20">(APR)</text:span></text:p>
      <text:p text:style-name="P6"/>
      <text:p text:style-name="P6"><draw:frame draw:style-name="fr4"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20">(DD)</text:span></text:p>
      <text:p text:style-name="P5"/>
      <text:p text:style-name="P11"><text:soft-page-break/><text:span text:style-name="T1">In the case of APR, </text:span><text:span text:style-name="T27">Δ</text:span><text:span text:style-name="T44">G</text:span><text:span text:style-name="T150">transfer-</text:span><text:span text:style-name="T151">APR</text:span><text:span text:style-name="T148"> </text:span><text:span text:style-name="T152">is equal to the pulling free energy of the ligand from the binding site to bulk, which is done using umbrella sampling, as in Ref [</text:span><text:span text:style-name="T166">8</text:span><text:span text:style-name="T152">]. </text:span><text:span text:style-name="T155">For the double decoupling procedure, <text:s/></text:span><text:span text:style-name="T169">Δ</text:span><text:span text:style-name="T168">G</text:span><text:span text:style-name="T150">transfer-</text:span><text:span text:style-name="T151">DD</text:span><text:span text:style-name="T148"> </text:span><text:span text:style-name="T152">is equal </text:span><text:span text:style-name="T155">to the sum of four terms, as shown in the equation above. The index </text:span><text:span text:style-name="T168">dec</text:span><text:span text:style-name="T155"> stands for decoupling, </text:span><text:span text:style-name="T168">elec</text:span><text:span text:style-name="T155"> for electrostatic interactions and </text:span><text:span text:style-name="T168">LJ</text:span><text:span text:style-name="T155"> for Lennard-Jones interactions, with these calculations being performed both in the binding site or in bulk. </text:span></text:p>
      <text:p text:style-name="P11"><text:span text:style-name="T155"><text:tab/>Table</text:span><text:span text:style-name="T156"> I summarizes all the </text:span><text:span text:style-name="T164">free energy</text:span><text:span text:style-name="T157"> components</text:span><text:span text:style-name="T156"> from our simulations, with each identified by a letter:</text:span></text:p>
      <text:p text:style-name="P11"/>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83">Description</text:p>
          </table:table-cell>
          <table:table-cell table:style-name="Table1.A1" office:value-type="string">
            <text:p text:style-name="P83">Letter</text:p>
          </table:table-cell>
          <table:table-cell table:style-name="Table1.A1" office:value-type="string">
            <text:p text:style-name="P83">System</text:p>
          </table:table-cell>
          <table:table-cell table:style-name="Table1.A1" office:value-type="string">
            <text:p text:style-name="P83"><text:span text:style-name="T170">Free Energy </text:span>Method</text:p>
          </table:table-cell>
          <table:table-cell table:style-name="Table1.E1" office:value-type="string">
            <text:p text:style-name="P83">Free energy term</text:p>
          </table:table-cell>
        </table:table-row>
        <table:table-row>
          <table:table-cell table:style-name="Table1.A2" office:value-type="string">
            <text:p text:style-name="P84">Attachment of receptor conformational restraints </text:p>
          </table:table-cell>
          <table:table-cell table:style-name="Table1.B2" office:value-type="string">
            <text:p text:style-name="P87">a</text:p>
          </table:table-cell>
          <table:table-cell table:style-name="Table1.C2" office:value-type="string">
            <text:p text:style-name="P84">Complex</text:p>
          </table:table-cell>
          <table:table-cell table:style-name="Table1.D2" office:value-type="string">
            <text:p text:style-name="P84">MBAR</text:p>
          </table:table-cell>
          <table:table-cell table:style-name="Table1.E2" office:value-type="string">
            <text:p text:style-name="P86"><draw:frame draw:style-name="fr4" draw:name="Object4" text:anchor-type="as-char" svg:y="-0.1484in" svg:width="0.8in" svg:height="0.2535in" draw:z-index="17"><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84">Attachment of ligand conformational restraints </text:p>
          </table:table-cell>
          <table:table-cell table:style-name="Table1.B3" office:value-type="string">
            <text:p text:style-name="P87">l</text:p>
          </table:table-cell>
          <table:table-cell table:style-name="Table1.C3" office:value-type="string">
            <text:p text:style-name="P84">Complex</text:p>
          </table:table-cell>
          <table:table-cell table:style-name="Table1.D3" office:value-type="string">
            <text:p text:style-name="P84">MBAR</text:p>
          </table:table-cell>
          <table:table-cell table:style-name="Table1.E3" office:value-type="string">
            <text:p text:style-name="P86"><draw:frame draw:style-name="fr4" draw:name="Object5" text:anchor-type="as-char" svg:y="-0.1484in" svg:width="0.7673in" svg:height="0.2535in" draw:z-index="3"><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84">Attachment of ligand TR restraints </text:p>
          </table:table-cell>
          <table:table-cell table:style-name="Table1.B4" office:value-type="string">
            <text:p text:style-name="P87">t</text:p>
          </table:table-cell>
          <table:table-cell table:style-name="Table1.C4" office:value-type="string">
            <text:p text:style-name="P84">Complex</text:p>
          </table:table-cell>
          <table:table-cell table:style-name="Table1.D4" office:value-type="string">
            <text:p text:style-name="P84">MBAR</text:p>
          </table:table-cell>
          <table:table-cell table:style-name="Table1.E4" office:value-type="string">
            <text:p text:style-name="P86"><draw:frame draw:style-name="fr4" draw:name="Object6" text:anchor-type="as-char" svg:y="-0.1484in" svg:width="0.6957in" svg:height="0.2535in" draw:z-index="4"><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84">Pulling stage (umbrella sampling)</text:p>
          </table:table-cell>
          <table:table-cell table:style-name="Table1.B5" office:value-type="string">
            <text:p text:style-name="P87">u</text:p>
          </table:table-cell>
          <table:table-cell table:style-name="Table1.C5" office:value-type="string">
            <text:p text:style-name="P84">Complex*</text:p>
          </table:table-cell>
          <table:table-cell table:style-name="Table1.D5" office:value-type="string">
            <text:p text:style-name="P84">MBAR</text:p>
          </table:table-cell>
          <table:table-cell table:style-name="Table1.E5" office:value-type="string">
            <text:p text:style-name="P86"><draw:frame draw:style-name="fr4" draw:name="Object7" text:anchor-type="as-char" svg:y="-0.1484in" svg:width="0.5055in" svg:height="0.2535in" draw:z-index="5"><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84">Decoupling of ligand charge <text:span text:style-name="T172">interactions</text:span> (binding site)</text:p>
          </table:table-cell>
          <table:table-cell table:style-name="Table1.B6" office:value-type="string">
            <text:p text:style-name="P87">e</text:p>
          </table:table-cell>
          <table:table-cell table:style-name="Table1.C6" office:value-type="string">
            <text:p text:style-name="P84">Complex</text:p>
          </table:table-cell>
          <table:table-cell table:style-name="Table1.D6" office:value-type="string">
            <text:p text:style-name="P84">MBAR/TI</text:p>
          </table:table-cell>
          <table:table-cell table:style-name="Table1.E6" office:value-type="string">
            <text:p text:style-name="P86"><draw:frame draw:style-name="fr4" draw:name="Object8" text:anchor-type="as-char" svg:y="-0.1484in" svg:width="0.9161in" svg:height="0.2535in" draw:z-index="6"><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84">Decoupling of ligand LJ <text:span text:style-name="T172">interactions</text:span> (binding site)</text:p>
          </table:table-cell>
          <table:table-cell table:style-name="Table1.B7" office:value-type="string">
            <text:p text:style-name="P87">v</text:p>
          </table:table-cell>
          <table:table-cell table:style-name="Table1.C7" office:value-type="string">
            <text:p text:style-name="P84">Complex</text:p>
          </table:table-cell>
          <table:table-cell table:style-name="Table1.D7" office:value-type="string">
            <text:p text:style-name="P84">MBAR/TI</text:p>
          </table:table-cell>
          <table:table-cell table:style-name="Table1.E7" office:value-type="string">
            <text:p text:style-name="P86"><draw:frame draw:style-name="fr4" draw:name="Object9" text:anchor-type="as-char" svg:y="-0.1484in" svg:width="0.8327in" svg:height="0.2535in" draw:z-index="7"><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84">Decoupling of ligand charge <text:span text:style-name="T172">interactions </text:span>(bulk)</text:p>
          </table:table-cell>
          <table:table-cell table:style-name="Table1.B8" office:value-type="string">
            <text:p text:style-name="P87">f</text:p>
          </table:table-cell>
          <table:table-cell table:style-name="Table1.C8" office:value-type="string">
            <text:p text:style-name="P84">Ligand only</text:p>
          </table:table-cell>
          <table:table-cell table:style-name="Table1.D8" office:value-type="string">
            <text:p text:style-name="P84">MBAR/TI</text:p>
          </table:table-cell>
          <table:table-cell table:style-name="Table1.E8" office:value-type="string">
            <text:p text:style-name="P86"><draw:frame draw:style-name="fr4" draw:name="Object10" text:anchor-type="as-char" svg:y="-0.1484in" svg:width="0.9189in" svg:height="0.2535in" draw:z-index="8"><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84">Decoupling of ligand LJ <text:span text:style-name="T172">interactions </text:span>(bulk)</text:p>
          </table:table-cell>
          <table:table-cell table:style-name="Table1.B9" office:value-type="string">
            <text:p text:style-name="P87">w</text:p>
          </table:table-cell>
          <table:table-cell table:style-name="Table1.C9" office:value-type="string">
            <text:p text:style-name="P84">Ligand only</text:p>
          </table:table-cell>
          <table:table-cell table:style-name="Table1.D9" office:value-type="string">
            <text:p text:style-name="P84">MBAR/TI</text:p>
          </table:table-cell>
          <table:table-cell table:style-name="Table1.E9" office:value-type="string">
            <text:p text:style-name="P86"><draw:frame draw:style-name="fr4" draw:name="Object11" text:anchor-type="as-char" svg:y="-0.1484in" svg:width="0.8665in" svg:height="0.2535in" draw:z-index="9"><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84">Release of ligand TR restraints</text:p>
          </table:table-cell>
          <table:table-cell table:style-name="Table1.B10" office:value-type="string">
            <text:p text:style-name="P87">b</text:p>
          </table:table-cell>
          <table:table-cell table:style-name="Table1.C10" office:value-type="string">
            <text:p text:style-name="P84">Ligand only</text:p>
          </table:table-cell>
          <table:table-cell table:style-name="Table1.D10" office:value-type="string">
            <text:p text:style-name="P85">Analytical</text:p>
          </table:table-cell>
          <table:table-cell table:style-name="Table1.E10" office:value-type="string">
            <text:p text:style-name="P86"><draw:frame draw:style-name="fr4" draw:name="Object12" text:anchor-type="as-char" svg:y="-0.1484in" svg:width="0.6909in" svg:height="0.2535in" draw:z-index="10"><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84">Release of ligand conformational restraints</text:p>
          </table:table-cell>
          <table:table-cell table:style-name="Table1.B11" office:value-type="string">
            <text:p text:style-name="P87">c</text:p>
          </table:table-cell>
          <table:table-cell table:style-name="Table1.C11" office:value-type="string">
            <text:p text:style-name="P84">Ligand only</text:p>
          </table:table-cell>
          <table:table-cell table:style-name="Table1.D11" office:value-type="string">
            <text:p text:style-name="P85">MBAR</text:p>
          </table:table-cell>
          <table:table-cell table:style-name="Table1.E11" office:value-type="string">
            <text:p text:style-name="P86"><draw:frame draw:style-name="fr4" draw:name="Object13" text:anchor-type="as-char" svg:y="-0.1484in" svg:width="0.761in" svg:height="0.2535in" draw:z-index="11"><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84">Release of receptor conformational restraints </text:p>
          </table:table-cell>
          <table:table-cell table:style-name="Table1.B12" office:value-type="string">
            <text:p text:style-name="P87">r</text:p>
          </table:table-cell>
          <table:table-cell table:style-name="Table1.C12" office:value-type="string">
            <text:p text:style-name="P84">Receptor only</text:p>
          </table:table-cell>
          <table:table-cell table:style-name="Table1.D12" office:value-type="string">
            <text:p text:style-name="P85">MBAR</text:p>
          </table:table-cell>
          <table:table-cell table:style-name="Table1.E12" office:value-type="string">
            <text:p text:style-name="P86"><draw:frame draw:style-name="fr4" draw:name="Object14" text:anchor-type="as-char" svg:y="-0.1484in" svg:width="0.7929in" svg:height="0.2535in" draw:z-index="12"><draw:object xlink:href="./Object 14" xlink:type="simple" xlink:show="embed" xlink:actuate="onLoad"/><draw:image xlink:href="./ObjectReplacements/Object 14" xlink:type="simple" xlink:show="embed" xlink:actuate="onLoad"/><svg:desc>formula</svg:desc></draw:frame></text:p>
          </table:table-cell>
        </table:table-row>
      </table:table>
      <text:p text:style-name="P18">* <text:span text:style-name="T171">The receptor and ligand will be physically separated during the pulling simulations</text:span></text:p>
      <text:p text:style-name="P11"/>
      <text:p text:style-name="P12"><text:span text:style-name="T156">W</text:span><text:span text:style-name="T152">hen the calculations are set up, the windows from each free energy component will have </text:span><text:span text:style-name="T164">their</text:span><text:span text:style-name="T152"> corresponding letter followed by the window number, starting at 0. </text:span><text:span text:style-name="T158">The number of windows and the</text:span><text:span text:style-name="T164">ir</text:span><text:span text:style-name="T158"> </text:span><text:span text:style-name="T164">properties</text:span><text:span text:style-name="T158"> can be defined in the input file. </text:span><text:span text:style-name="T159">The letters also identify the free energy </text:span><text:span text:style-name="T161">output files</text:span><text:span text:style-name="T159">, which are stored in the ./data folder </text:span><text:span text:style-name="T161">of each component, after</text:span><text:span text:style-name="T160"> the analysis is performed</text:span><text:span text:style-name="T159">. </text:span><text:span text:style-name="T162">More information on the nature of </text:span><text:span text:style-name="T163">each of </text:span><text:span text:style-name="T162">the restraints, </text:span><text:span text:style-name="T163">and the free energy methods we use,</text:span><text:span text:style-name="T162"> can be found in Ref</text:span><text:span text:style-name="T163">s</text:span><text:span text:style-name="T162">. [</text:span><text:span text:style-name="T167">8</text:span><text:span text:style-name="T165">,</text:span><text:span text:style-name="T167">9</text:span><text:span text:style-name="T162">].</text:span></text:p>
      <text:p text:style-name="P12"/>
      <text:p text:style-name="P10"><text:span text:style-name="T173">4</text:span>. <text:span text:style-name="T173">Input file</text:span></text:p>
      <text:p text:style-name="P10"/>
      <text:p text:style-name="P17">Various options concerning the creation of the systems, simulations and analysis, can be chosen in the input file:</text:p>
      <text:p text:style-name="P12"/>
      <text:p text:style-name="P19">calc_type: <text:span text:style-name="T45">Accepts the options “dock” or “crystal”, for a receptor ligand pair of pdb files, or a complex co-crystal structure, respectively. The system initial pdb files should be located in the ./all-poses folder.</text:span></text:p>
      <text:p text:style-name="P19"/>
      <text:p text:style-name="P19"><text:soft-page-break/>celpp_receptor:<text:span text:style-name="T45"> Sets the name of the receptor, followed by _docked. For example, choose “hiTanimoto-5uf0_5uez” for a receptor file called hiTanimoto-5uf0_5uez_docked.pdb. The naming is based on the CELPP challenge procedure. For a crystal structure, put the four letter identifier for the structure, for example “5uf0” for the 5uf0.pdb crystal structure. </text:span></text:p>
      <text:p text:style-name="P19"/>
      <text:p text:style-name="P19">poses_list:<text:span text:style-name="T45"> The list of poses that will be used for the calculations. The list should be placed in brackets ans separated by commas. Ex: “[0,1,2,3,4]”. </text:span><text:span text:style-name="T70">The docked poses files in the ./all-poses folder must be listed accordingly as pose0.pdb, pose1.pdb, pose2.pdb, etc. </text:span><text:span text:style-name="T45">This parameter is not used for crystal structure calculations.</text:span></text:p>
      <text:p text:style-name="P19"/>
      <text:p text:style-name="P20">ligand_name:<text:span text:style-name="T45"> The </text:span><text:span text:style-name="T81">ligand </text:span><text:span text:style-name="T45">residue name </text:span><text:span text:style-name="T80">in the</text:span><text:span text:style-name="T45"> docked poses </text:span><text:span text:style-name="T82">above</text:span><text:span text:style-name="T45">, </text:span><text:span text:style-name="T80">if </text:span><text:span text:style-name="T334">calc_type</text:span><text:span text:style-name="T80"> is set to “</text:span><text:span text:style-name="T81">dock</text:span><text:span text:style-name="T80">”</text:span><text:span text:style-name="T45"> (Ex: “</text:span><text:span text:style-name="T80">LIG</text:span><text:span text:style-name="T45">”), </text:span><text:span text:style-name="T80">or in the initial crystal structure,</text:span><text:span text:style-name="T45"> </text:span><text:span text:style-name="T80">if </text:span><text:span text:style-name="T334">calc_type</text:span><text:span text:style-name="T80"> is set to “crystal”</text:span><text:span text:style-name="T45"> </text:span><text:span text:style-name="T80">(</text:span><text:span text:style-name="T45">Ex: “89J” for the 5uf0 </text:span><text:span text:style-name="T80">ligand</text:span><text:span text:style-name="T45">.</text:span><text:span text:style-name="T80">).</text:span><text:span text:style-name="T45"> <text:s/></text:span></text:p>
      <text:p text:style-name="P19"/>
      <text:p text:style-name="P21"><text:span text:style-name="T333">P</text:span><text:span text:style-name="T326">1, </text:span><text:span text:style-name="T333">P</text:span><text:span text:style-name="T326">2 </text:span><text:span text:style-name="T45">and</text:span><text:span text:style-name="T326"> </text:span><text:span text:style-name="T333">P</text:span><text:span text:style-name="T326">3:</text:span><text:span text:style-name="T45"> These define the anchor atoms of the receptor, which have to be determined beforehand. The original protein sequence numbering should be used here, using AMBER masks to define each atom. Ex: “:403@CA” for the CA atom of residue 403. </text:span></text:p>
      <text:p text:style-name="P21"/>
      <text:p text:style-name="P22">fe_type<text:span text:style-name="T45">: Designates which components are to be included in the free energy calculations.</text:span><text:span text:style-name="T46">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174">components</text:span><text:span text:style-name="T46"> option </text:span><text:span text:style-name="T59">below</text:span><text:span text:style-name="T46">.</text:span></text:p>
      <text:p text:style-name="P19"/>
      <text:p text:style-name="P23"><text:span text:style-name="T175">components</text:span><text:span text:style-name="T46">: If the option “custom” is set in the option above, choose the components you want to calculate, using a list of letters separated by spaces inside a bracket. Ex: “[ c l t a ]”.</text:span></text:p>
      <text:p text:style-name="P23"/>
      <text:p text:style-name="P24"><text:span text:style-name="T174">release_eq</text:span><text:span text:style-name="T46">: </text:span><text:span text:style-name="T45">The weights for the gradual release of the restraints in the equilibrium stage, going from 100 (fully restrained) to 0 (unrestrained). Each option will be a new simulation, and they are performed in sequence. U</text:span><text:span text:style-name="T46">s</text:span><text:span text:style-name="T45">e</text:span><text:span text:style-name="T46"> a list of letters separated by spaces inside a bracket </text:span><text:span text:style-name="T45">to define these weights</text:span><text:span text:style-name="T46">. </text:span><text:span text:style-name="T45">Ex: “[ 5.00 2.50 1.00 0.00 ]”. A single 0.00 inside the brackets (Ex: “[ 0.00 ]”) will run just one </text:span><text:span text:style-name="T60">equilibrium </text:span><text:span text:style-name="T45">simulation without any ligand restraints. </text:span></text:p>
      <text:p text:style-name="P24"/>
      <text:p text:style-name="P25">attach_apr<text:span text:style-name="T45">: List of weights for </text:span><text:span text:style-name="T48">the spring constant</text:span><text:span text:style-name="T45"> </text:span><text:span text:style-name="T48">of </text:span><text:span text:style-name="T45">each window </text:span><text:span text:style-name="T48">during</text:span><text:span text:style-name="T45"> the attaching/releasing of restraints using MBAR (components a, l, t, c and r). <text:s/>The total number of windows for each of these components will be the size of the array. Ex: “[ 0.00 2.00 4.00 16.00 64.00 100.00 ]” for a total of 6 windows.</text:span></text:p>
      <text:p text:style-name="P25"/>
      <text:p text:style-name="P26">translate_apr<text:span text:style-name="T45">: Windows for the umbrella sampling (pulling) procedure of APR, identified by the letter u. It starts from 0.00 (bound state) until the desired reference distance between the receptor and the ligand </text:span><text:span text:style-name="T61">in the unbound state</text:span><text:span text:style-name="T45">. The number of windows is the size of the array. </text:span><text:span text:style-name="T47"><text:s/>Ex: “[ 0.00 </text:span><text:span text:style-name="T45">1</text:span><text:span text:style-name="T47">.00 </text:span><text:span text:style-name="T45">2</text:span><text:span text:style-name="T47">.00 </text:span><text:span text:style-name="T45">3</text:span><text:span text:style-name="T47">.00 4.00 </text:span><text:span text:style-name="T45">5</text:span><text:span text:style-name="T47">.00 ]” for a total of 6 windows, </text:span><text:span text:style-name="T45">ending </text:span><text:span text:style-name="T62">5</text:span><text:span text:style-name="T45">.00 </text:span><text:span text:style-name="T28">Å</text:span><text:span text:style-name="T45"> away from the initial reference distance. </text:span></text:p>
      <text:p text:style-name="P26"/>
      <text:p text:style-name="P27">lambdas<text:span text:style-name="T45">: Lambda values for the double decoupling procedure, going from 0.00 to 1.00. Ex: For a 12-point Gaussian quadrature, choose “[ 0.00922 0.04794 0.11505 0.20634 0.31608 0.43738 0.56262 0.68392 0.79366 0.88495 0.95206 0.99078 ]” for the lambda array values.</text:span></text:p>
      <text:p text:style-name="P27"/>
      <text:p text:style-name="P28">pull_ligand<text:span text:style-name="T45">: Choice to pull the ligand from the binding site or not during preparation. This is needed for the APR method, but not needed for double decoupling. Choose “yes” or “no” for this option. <text:s/></text:span></text:p>
      <text:p text:style-name="P28"/>
      <text:p text:style-name="P28">pull_spacing<text:span text:style-name="T45">: The interval between each </text:span><text:span text:style-name="T63">ligand position </text:span><text:span text:style-name="T45">during </text:span><text:span text:style-name="T63">the </text:span><text:span text:style-name="T45">preparation </text:span><text:span text:style-name="T63">simulations</text:span><text:span text:style-name="T45">, if the option above is set to yes. The final distance is the last value in the </text:span><text:span text:style-name="T176">translate_apr</text:span><text:span text:style-name="T45"> array. Ex: “0.1” for a pulling interval of 0.1 </text:span><text:span text:style-name="T28">Å</text:span><text:span text:style-name="T45">.</text:span></text:p>
      <text:p text:style-name="P28"><text:soft-page-break/></text:p>
      <text:p text:style-name="P29">rec_distance_force<text:span text:style-name="T45">: Distance spring constant for the receptor rigid body restraints, identified as </text:span><text:span text:style-name="T83">D</text:span><text:span text:style-name="T45">2 in Ref. [</text:span><text:span text:style-name="T72">8</text:span><text:span text:style-name="T45">]. Use units of kcal/mol.</text:span><text:span text:style-name="T28">Å</text:span><text:span text:style-name="T45">².</text:span></text:p>
      <text:p text:style-name="P56"/>
      <text:p text:style-name="P29">rec_angle_force<text:span text:style-name="T45">: Angle and torsion angle spring constants for the receptor rigid body restraints, identified as A3, A4, T4, T5 and T6 in Ref. [</text:span><text:span text:style-name="T73">8</text:span><text:span text:style-name="T45">]. Use units of kcal/mol.</text:span><text:span text:style-name="T28">rad</text:span><text:span text:style-name="T45">². </text:span><text:span text:style-name="T67">The forces from </text:span><text:span text:style-name="T45"><text:s/></text:span>rec_distance_force<text:span text:style-name="T45"> and </text:span>rec_angle_force<text:span text:style-name="T45"> </text:span><text:span text:style-name="T66">are </text:span><text:span text:style-name="T67">included</text:span><text:span text:style-name="T45"> </text:span><text:span text:style-name="T66">to</text:span><text:span text:style-name="T45"> keep the </text:span><text:span text:style-name="T66">receptor</text:span><text:span text:style-name="T45"> in the lab</text:span><text:span text:style-name="T67">oratory</text:span><text:span text:style-name="T45"> </text:span><text:span text:style-name="T66">reference</text:span><text:span text:style-name="T45"> frame</text:span><text:span text:style-name="T66">. <text:s text:c="2"/></text:span></text:p>
      <text:p text:style-name="P57"/>
      <text:p text:style-name="P31"><text:span text:style-name="T178">rec_dihcf_force</text:span><text:span text:style-name="T49">: </text:span><text:span text:style-name="T45">Final </text:span><text:span text:style-name="T49">s</text:span><text:span text:style-name="T45">pring constant for the protein conformational dihedral restraints, </text:span><text:span text:style-name="T64">i</text:span><text:span text:style-name="T49">f this option is activated (</text:span><text:span text:style-name="T64">see </text:span><text:span text:style-name="T178">rec_bb</text:span><text:span text:style-name="T49"> variable). </text:span><text:span text:style-name="T55">The nature of these restraints, and how they are implemented, are explained in Ref. [</text:span><text:span text:style-name="T74">9</text:span><text:span text:style-name="T55">]. </text:span><text:span text:style-name="T45">Use units of kcal/mol.</text:span><text:span text:style-name="T28">rad</text:span><text:span text:style-name="T45">².</text:span></text:p>
      <text:p text:style-name="P30"/>
      <text:p text:style-name="P30"><text:span text:style-name="T178">rec_discf_force</text:span><text:span text:style-name="T49">: </text:span><text:span text:style-name="T45">Final </text:span><text:span text:style-name="T49">s</text:span><text:span text:style-name="T45">pring constant for the protein conformational di</text:span><text:span text:style-name="T50">stance</text:span><text:span text:style-name="T45"> restraints </text:span><text:span text:style-name="T50">between the anchor atoms</text:span><text:span text:style-name="T49">. </text:span><text:span text:style-name="T45">Use units of kcal/mol.</text:span><text:span text:style-name="T29">Å</text:span><text:span text:style-name="T50">².</text:span></text:p>
      <text:p text:style-name="P30"/>
      <text:p text:style-name="P34"><text:span text:style-name="T179">lig_distance_force</text:span><text:span text:style-name="T50">, </text:span>lig_angle_force<text:span text:style-name="T45">, </text:span>lig_dihcf_force<text:span text:style-name="T45"> and </text:span>lig_discf_force<text:span text:style-name="T45">: Final spring constants for the ligand restraints, defined the same way as the receptor above. The value of </text:span><text:span text:style-name="T179">lig_distance_force</text:span><text:span text:style-name="T45"> also designates the spring constant used during the pulling simulations. </text:span><text:span text:style-name="T55">The nature of the ligand conformational restraints, and how they are implemented, are explained in Ref. [</text:span><text:span text:style-name="T75">9</text:span><text:span text:style-name="T55">].</text:span></text:p>
      <text:p text:style-name="P32"/>
      <text:p text:style-name="P32">water_model<text:span text:style-name="T45">: The water model used in the calculations. Supported options are “TIP3P”, “TIP4PEW” and “SPCE”.</text:span></text:p>
      <text:p text:style-name="P32"/>
      <text:p text:style-name="P32">num_waters<text:span text:style-name="T90">: Number of waters used in the simulations of the complex and the </text:span><text:span text:style-name="T115">apo</text:span><text:span text:style-name="T90"> protein. </text:span></text:p>
      <text:p text:style-name="P32"/>
      <text:p text:style-name="P33">buffer_x<text:span text:style-name="T45"> and </text:span>buffer_y<text:span text:style-name="T45">: Options for the water padding in the </text:span><text:span text:style-name="T112">x</text:span><text:span text:style-name="T45"> and </text:span><text:span text:style-name="T112">y</text:span><text:span text:style-name="T45"> axes of the system, remembering that the pulling is done along the </text:span><text:span text:style-name="T112">z </text:span><text:span text:style-name="T45">coordinate. The dependent variable is the padding in the </text:span><text:span text:style-name="T112">z</text:span><text:span text:style-name="T45">-axis, so make sure you have enough waters to cover the complex </text:span><text:span text:style-name="T51">and</text:span><text:span text:style-name="T52"> allow </text:span><text:span text:style-name="T51">the pulling of the ligand.</text:span></text:p>
      <text:p text:style-name="P33"/>
      <text:p text:style-name="P33"><text:span text:style-name="T51"><text:s/></text:span><text:span text:style-name="T180">lig_box</text:span><text:span text:style-name="T53">: Water padding in the three </text:span><text:span text:style-name="T65">Cartesian</text:span><text:span text:style-name="T53"> axes for the box with only the ligand in it.</text:span></text:p>
      <text:p text:style-name="P33"/>
      <text:p text:style-name="P35">neutralize_only<text:span text:style-name="T45">: Option to add ions only to neutralize the system, or to also include a chosen ion molar concentration. Accepts options “yes” or “no”.</text:span></text:p>
      <text:p text:style-name="P35"/>
      <text:p text:style-name="P35">cation<text:span text:style-name="T45"> and </text:span>anion<text:span text:style-name="T45">: Cation and anion species to be used, accepts all ions sup</text:span><text:span text:style-name="T68">p</text:span><text:span text:style-name="T45">orted by the Joung and Cheatham monovalent ion parameters [</text:span><text:span text:style-name="T76">10</text:span><text:span text:style-name="T45">]. Ex: “Na+” and “Cl-”.</text:span></text:p>
      <text:p text:style-name="P35"/>
      <text:p text:style-name="P38">num_cations<text:span text:style-name="T90">: Number of cations to be added after neutralization, for the desired ion concentration, </text:span><text:span text:style-name="T91">for simulations of the </text:span><text:span text:style-name="T92">complex and the </text:span><text:span text:style-name="T116">apo</text:span><text:span text:style-name="T92"> protein</text:span><text:span text:style-name="T90">. The number of anions is the dependent variable, since the systems are always neutral.</text:span></text:p>
      <text:p text:style-name="P37"/>
      <text:p text:style-name="P37">num_cations_ligbox<text:span text:style-name="T90">: Number of cations to be added after neutralization, for the desired ion concentration, for the smaller ligand box. </text:span></text:p>
      <text:p text:style-name="P37"/>
      <text:p text:style-name="P39">hmr<text:span text:style-name="T90">: Use hydrogen mass repartitioning </text:span><text:span text:style-name="T108">[1</text:span><text:span text:style-name="T110">1</text:span><text:span text:style-name="T108">]</text:span><text:span text:style-name="T90"> with a 4 fs time step, if set to “yes”. If set to “no”, the simulations do not use hmr, and use a 2 fs time step. </text:span></text:p>
      <text:p text:style-name="P39"/>
      <text:p text:style-name="P40">temperature<text:span text:style-name="T90">: Temperature of the simulated systems, in Kelvin </text:span><text:span text:style-name="T95">(K)</text:span><text:span text:style-name="T90">.</text:span></text:p>
      <text:p text:style-name="P40"><text:soft-page-break/></text:p>
      <text:p text:style-name="P41">eq_steps1<text:span text:style-name="T90">: Number of steps for each simulation of the gradual release of restraints, during the equilibration procedure. </text:span></text:p>
      <text:p text:style-name="P40"/>
      <text:p text:style-name="P41">eq_steps2<text:span text:style-name="T90">: Number of steps for the last simulation of the equilibration procedure, in which the ligand is unrestrained.</text:span></text:p>
      <text:p text:style-name="P41"/>
      <text:p text:style-name="P41">prep_steps1<text:span text:style-name="T90">: Number of steps for the first simulation of the preparation step, in which the ligand is fully restrained in the bound state. </text:span></text:p>
      <text:p text:style-name="P59"/>
      <text:p text:style-name="P41">prep_steps2<text:span text:style-name="T90">: Number of steps for each of the pulling simulations, during the preparation procedure. The distance separation of each of these steps is defined in the </text:span><text:span text:style-name="T177">pull_spacing </text:span><text:span text:style-name="T45">option. </text:span></text:p>
      <text:p text:style-name="P41"/>
      <text:p text:style-name="P41">[component]_steps1<text:span text:style-name="T45">: Number of steps </text:span><text:span text:style-name="T57">of</text:span><text:span text:style-name="T45"> equilibration, for each window of the various components of the free energy calculation, with the component letters shown in Table I. No data is collected during this simulation. <text:s/></text:span></text:p>
      <text:p text:style-name="P35"/>
      <text:p text:style-name="P36"><text:span text:style-name="T181">[component]_steps2:</text:span><text:span text:style-name="T54"> Number of steps for the production stage of each window of the various components of the free energy calculation, in which data is collected. </text:span></text:p>
      <text:p text:style-name="P36"/>
      <text:p text:style-name="P42"><text:span text:style-name="T181">rec_bb</text:span><text:span text:style-name="T54">: </text:span><text:span text:style-name="T45">Choice to use or not protein </text:span><text:span text:style-name="T56">(receptor)</text:span><text:span text:style-name="T45"> backbone dihedral restraints, accepting “yes” or “no”. </text:span></text:p>
      <text:p text:style-name="P42"/>
      <text:p text:style-name="P43">bb_start<text:span text:style-name="T45"> and </text:span>bb_end<text:span text:style-name="T45">: </text:span><text:span text:style-name="T69">If the option above is activated, these variables define the r</text:span><text:span text:style-name="T45">esidue range of the protein </text:span><text:span text:style-name="T55">backbone dihedral restraints, </text:span><text:span text:style-name="T45">using the original protein sequence numbering. </text:span></text:p>
      <text:p text:style-name="P43"/>
      <text:p text:style-name="P104"><text:span text:style-name="T372">bb_</text:span><text:span text:style-name="T373">equil</text:span><text:span text:style-name="T372">:</text:span><text:span text:style-name="T45"> </text:span><text:span text:style-name="T84">Choice to keep the protein backbone restraints fully attached during the ligand equilibration, or leave it unrestrained so it can adapt to the docked ligand. If the latter is chosen, the reference </text:span><text:span text:style-name="T85">coordinates</text:span><text:span text:style-name="T84"> for the backbone restraints come from the final state of equilibration. </text:span><text:span text:style-name="T86">Accepts</text:span><text:span text:style-name="T55"> “yes” or “no”. </text:span></text:p>
      <text:p text:style-name="P43"/>
      <text:p text:style-name="P44">l1_x<text:span text:style-name="T45">: distance in the </text:span><text:span text:style-name="T112">x</text:span><text:span text:style-name="T45"> axis between the first protein anchor atom </text:span><text:span text:style-name="T78">P</text:span><text:span text:style-name="T58">1</text:span><text:span text:style-name="T45"> and the center of the “strike zone” for the search of the ligand first anchor L1. More details on this procedure can be found </text:span><text:span text:style-name="T71">in section 6 of this guide and also </text:span><text:span text:style-name="T45">in Ref. [</text:span><text:span text:style-name="T77">9</text:span><text:span text:style-name="T45">]</text:span></text:p>
      <text:p text:style-name="P44"/>
      <text:p text:style-name="P44">l1_y<text:span text:style-name="T45">: Same as the previous one, but for the </text:span><text:span text:style-name="T112">y</text:span><text:span text:style-name="T45"> axis distance. </text:span><text:span text:style-name="T58"><text:s/></text:span></text:p>
      <text:p text:style-name="P43"/>
      <text:p text:style-name="P45">l1_<text:span text:style-name="T182">z</text:span><text:span text:style-name="T58">: Minimum distance between the first protein anchor atom </text:span><text:span text:style-name="T79">P</text:span><text:span text:style-name="T58">1 and the first ligand anchor L1, in the </text:span><text:span text:style-name="T113">z</text:span><text:span text:style-name="T58"> axis.</text:span></text:p>
      <text:p text:style-name="P35"/>
      <text:p text:style-name="P46">l1_range<text:span text:style-name="T45">: Size of the “strike zone” for the first ligand anchor atom search, which is a square with sides having twice the value of this parameter (2*</text:span>l1_range<text:span text:style-name="T45">). <text:s/></text:span></text:p>
      <text:p text:style-name="P46"/>
      <text:p text:style-name="P46">min_adis<text:span text:style-name="T90"> and </text:span>max_adis<text:span text:style-name="T90">: <text:s/>Minimum and maximum distance between the ligand anchors. </text:span></text:p>
      <text:p text:style-name="P46"/>
      <text:p text:style-name="P47">dd_type<text:span text:style-name="T90">: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7"/>
      <text:p text:style-name="P48">weights<text:span text:style-name="T90">: Weights for Gaussian quadrature calculations, in case the TI option is chosen above. These values must correspond to the values in the </text:span>lambdas<text:span text:style-name="T90"> array, for the procedure to be applied correctly. </text:span><text:span text:style-name="T94">In the case of a 12-point Gaussian quadrature, write</text:span><text:span text:style-name="T93"> “[ 0.02359 0.05347 0.08004 0.10158 0.11675 0.12457 0.12457 0.11675 </text:span><text:soft-page-break/><text:span text:style-name="T93">0.10158 0.08004 0.05347 0.02359 ]” for </text:span><text:span text:style-name="T94">this variable. </text:span></text:p>
      <text:p text:style-name="P60"><text:s/></text:p>
      <text:p text:style-name="P50">blocks<text:span text:style-name="T90">: Number of blocks for block data analysis. This separates the simulation data in blocks and provides the results for each, so the temporal variation and convergence of the results can be assessed. <text:s/></text:span></text:p>
      <text:p text:style-name="P50"/>
      <text:p text:style-name="P53"><text:span text:style-name="T185">5</text:span>. <text:span text:style-name="T188">Adding new ligands to a given protein</text:span></text:p>
      <text:p text:style-name="P49"/>
      <text:p text:style-name="P51"><text:span text:style-name="T90">In the example provided </text:span><text:span text:style-name="T100">in the FEtool folder</text:span><text:span text:style-name="T90">, binding free energy calculations are performed for the 5uf0 crystal structure, a</text:span><text:span text:style-name="T96">s well as</text:span><text:span text:style-name="T90"> 5 docked poses of the same ligand docked to the </text:span><text:span text:style-name="T96">receptor with the </text:span><text:span text:style-name="T90">5uez </text:span><text:span text:style-name="T98">structure</text:span><text:span text:style-name="T90">. </text:span><text:span text:style-name="T96">The </text:span><text:span text:style-name="T104">protein receptor is</text:span><text:span text:style-name="T96"> the second bromodomain of the BRD4 protein – BRD4(2). </text:span><text:span text:style-name="T97">T</text:span><text:span text:style-name="T90">he ./all-poses folder </text:span><text:span text:style-name="T98">in this example</text:span><text:span text:style-name="T90"> </text:span><text:span text:style-name="T96">contains the </text:span><text:span text:style-name="T100">original </text:span><text:span text:style-name="T96">5uf0.pdb file,</text:span><text:span text:style-name="T90"> </text:span><text:span text:style-name="T96">a</text:span><text:span text:style-name="T103">s well as</text:span><text:span text:style-name="T90"> a </text:span><text:span text:style-name="T96">set</text:span><text:span text:style-name="T90"> of </text:span><text:span text:style-name="T96">pdb files for the</text:span><text:span text:style-name="T90"> docked pose</text:span><text:span text:style-name="T96">s and receptor</text:span><text:span text:style-name="T90">. </text:span><text:span text:style-name="T98">The same procedure can be applied to any ligand that binds to BRD4(2)</text:span><text:span text:style-name="T100">, </text:span><text:span text:style-name="T101">as explained below</text:span><text:span text:style-name="T100">:</text:span></text:p>
      <text:p text:style-name="P51"/>
      <text:p text:style-name="P80"><text:span text:style-name="T121">5.1 Docked complexes:</text:span><text:span text:style-name="T123"> In order to</text:span><text:span text:style-name="T124"> generate a set of </text:span><text:span text:style-name="T123">pdb </text:span><text:span text:style-name="T124">files for the docked poses and receptor, </text:span><text:span text:style-name="T125">there are two options, </text:span><text:span text:style-name="T123">either do a manual docking with chosen input files, or using the CELPP challenge workflow. Both options use AutoDockTools </text:span><text:span text:style-name="T137">[1</text:span><text:span text:style-name="T138">2</text:span><text:span text:style-name="T137">]</text:span><text:span text:style-name="T123">, </text:span><text:span text:style-name="T126">C</text:span><text:span text:style-name="T123">himera </text:span><text:span text:style-name="T137">[1</text:span><text:span text:style-name="T138">3</text:span><text:span text:style-name="T137">]</text:span><text:span text:style-name="T123">, and AutoDock Vina </text:span><text:span text:style-name="T137">[1</text:span><text:span text:style-name="T138">4</text:span><text:span text:style-name="T137">]</text:span><text:span text:style-name="T123"> to prepare the files and run the docking, so you must have them in your path in </text:span><text:span text:style-name="T126">or</text:span><text:span text:style-name="T123">der to perform th</text:span><text:span text:style-name="T126">is stage</text:span><text:span text:style-name="T123">. </text:span><text:span text:style-name="T129">For the first option, t</text:span><text:span text:style-name="T123">he ./docking-files/Vina-example folder has a simple docking workflow using the </text:span><text:span text:style-name="T117">dock.bash</text:span><text:span text:style-name="T123"> script and </text:span><text:span text:style-name="T128">the </text:span><text:span text:style-name="T123">input files for the 5uf0 system, which already outputs the files </text:span><text:span text:style-name="T127">in </text:span><text:span text:style-name="T236">the right format</text:span><text:span text:style-name="T237"> for use with FEtool.</text:span></text:p>
      <text:p text:style-name="P80"><text:span text:style-name="T237"><text:tab/></text:span><text:span text:style-name="T239">T</text:span><text:span text:style-name="T237">he docking can </text:span><text:span text:style-name="T239">also </text:span><text:span text:style-name="T237">be integrated into the CELPP challenge, </text:span><text:span text:style-name="T238">using the procedure </text:span><text:span text:style-name="T239">from</text:span><text:span text:style-name="T238"> the CELPPade tutorial (</text:span><text:a xlink:type="simple" xlink:href="https://docs.google.com/document/d/1iJcPUktbdrRftAA8cuVa32Ri1TPr2XvZVqTccDja2OM"><text:span text:style-name="T323">ht</text:span></text:a><text:a xlink:type="simple" xlink:href="https://docs.google.com/document/d/1iJcPUktbdrRftAA8cuVa32Ri1TPr2XvZVqTccDja2OM">tps://doc.google.com/document/d/1iJcPUktbdrRftAA8cuVa32Ri1TPr2XvZVqTccDja2OM</text:a><text:a xlink:type="simple" xlink:href="https://docs.google.com/document/d/1iJcPUktbdrRftAA8cuVa32Ri1TPr2XvZVqTccDja2OM">h</text:a><text:span text:style-name="T190">), which the user </text:span><text:span text:style-name="T191">needs</text:span><text:span text:style-name="T190"> to be familiarized with. </text:span><text:span text:style-name="T189">The same scripts from the </text:span><text:bookmark text:name="docs-internal-guid-23496c02-7fff-05ea-a00a-1d1b13f7a4c5"/><text:span text:style-name="T189">“</text:span><text:span text:style-name="T206">internal_autodockvina_contestant”</text:span><text:span text:style-name="T207"> model </text:span><text:span text:style-name="T208">from this tutorial </text:span><text:span text:style-name="T207">can be used for docking, except for </text:span><text:bookmark text:name="docs-internal-guid-51476397-7fff-ac2e-ca5f-87b95688deeb"/><text:span text:style-name="T217">internal_autodockvina_contestant_dock.py</text:span><text:span text:style-name="T206">.</text:span><text:span text:style-name="T207"> To output the docked structures </text:span><text:span text:style-name="T209">suitable </text:span><text:span text:style-name="T207">for use with FEtool, you should use instead the </text:span><text:span text:style-name="T215">F</text:span><text:span text:style-name="T216">E</text:span><text:span text:style-name="T215">tool_dock.py </text:span><text:span text:style-name="T214">script</text:span><text:span text:style-name="T207">, which is included in</text:span><text:span text:style-name="T210">side</text:span><text:span text:style-name="T207"> the FEtool/CELPP-docking folder. </text:span><text:span text:style-name="T211">Once you run </text:span><text:span text:style-name="T212">the </text:span><text:span text:style-name="T211">CELPP docking, the necessary pdb structures for various different receptors will be inside the ./4-docking folder </text:span><text:span text:style-name="T213">that was just created</text:span><text:span text:style-name="T211">. </text:span></text:p>
      <text:p text:style-name="P62"><text:tab/></text:p>
      <text:p text:style-name="P52"><text:span text:style-name="T119">5.2 </text:span><text:span text:style-name="T120">Co-c</text:span><text:span text:style-name="T119">rystal structure: </text:span><text:span text:style-name="T90">In the case of a </text:span><text:span text:style-name="T98">co-</text:span><text:span text:style-name="T90">crystal structure, </text:span><text:span text:style-name="T107">t</text:span><text:span text:style-name="T98">he </text:span><text:span text:style-name="T244">calc_type</text:span><text:span text:style-name="T98">, </text:span><text:span text:style-name="T244">ligand_name</text:span><text:span text:style-name="T98"> and </text:span><text:span text:style-name="T244">celpp_receptor</text:span><text:span text:style-name="T98"> options in the input file have to be adjusted properly, </text:span><text:span text:style-name="T102">as explained in section 4. </text:span><text:span text:style-name="T107">T</text:span><text:span text:style-name="T90">he script </text:span><text:span text:style-name="T115">prep-crystal.tcl</text:span><text:span text:style-name="T90">, inside the ./build_files folder, </text:span><text:span text:style-name="T106">is used by</text:span><text:span text:style-name="T99"> VMD </text:span><text:span text:style-name="T109">[1</text:span><text:span text:style-name="T111">5</text:span><text:span text:style-name="T109">]</text:span><text:span text:style-name="T99"> to</text:span><text:span text:style-name="T90"> “clean” the </text:span><text:span text:style-name="T98">original</text:span><text:span text:style-name="T90"> file and leave only a single chain of the receptor-ligand complex. Th</text:span><text:span text:style-name="T105">e editing of this tcl script</text:span><text:span text:style-name="T90"> usually not needed, but is necessary if the original pdb file has more than one chain. </text:span><text:span text:style-name="T107">Keep in mind that the</text:span><text:span text:style-name="T105"> “MMM” identifier will be replaced by the ligand name, </text:span><text:span text:style-name="T107">so it does not have to be changed beforehand</text:span><text:span text:style-name="T105">. </text:span><text:span text:style-name="T90"><text:s/></text:span></text:p>
      <text:p text:style-name="P61"/>
      <text:p text:style-name="P54"><text:span text:style-name="T242">6</text:span>. <text:span text:style-name="T188">Adding a new protein system</text:span></text:p>
      <text:p text:style-name="P32"/>
      <text:p text:style-name="P63">FEtool.py can be extended to several protein systems, <text:span text:style-name="T243">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63"/>
      <text:p text:style-name="P68">6.1: Aligning the protein: <text:span text:style-name="T250">The first step is to create </text:span><text:span text:style-name="T258">the</text:span><text:span text:style-name="T250"> reference.</text:span><text:span text:style-name="T258">pdb</text:span><text:span text:style-name="T250"> f</text:span><text:span text:style-name="T258">ile</text:span><text:span text:style-name="T250">, so that the complex can be aligned relative to it </text:span><text:span text:style-name="T258">using MUSTANG, </text:span><text:span text:style-name="T250">before the </text:span><text:span text:style-name="T266">FEtool.py</text:span><text:span text:style-name="T250"> simulations </text:span><text:span text:style-name="T251">are </text:span><text:span text:style-name="T250">performed. If using APR, the ligand pulling direction is along the </text:span><text:span text:style-name="T312">z</text:span><text:span text:style-name="T250"> axis </text:span><text:span text:style-name="T267">and towards positive values (</text:span><text:span text:style-name="T314">z+</text:span><text:span text:style-name="T267">)</text:span><text:span text:style-name="T250">, so the ligand must have free access to the solvent along this direction. </text:span><text:span text:style-name="T259">This is not needed if only DD is to be employed. </text:span><text:span text:style-name="T269">The reference file is created </text:span><text:span text:style-name="T271">by rotating</text:span><text:span text:style-name="T269"> </text:span><text:span text:style-name="T270">a</text:span><text:span text:style-name="T269"> structure of the desired protein with a ligand bound, in this example the 5uf0 crystal structure of BRD4(2), </text:span><text:span text:style-name="T271">and then saving it </text:span><text:span text:style-name="T298">in the ./FEtool/build_files folder</text:span><text:span text:style-name="T271"> as reference.pdb</text:span><text:span text:style-name="T269">. </text:span><text:span text:style-name="T252">One way </text:span><text:span text:style-name="T255">of </text:span><text:span text:style-name="T271">doing this</text:span><text:span text:style-name="T252"> is using VMD <text:s/>(</text:span><text:a xlink:type="simple" xlink:href="http://www.ks.uiuc.edu/Training/Tutorials/vmd/vmd-tutorial.pdf"><text:span text:style-name="T252">http://www.ks.uiuc.edu/Training/Tutorials/vmd/vmd-tutorial.pdf</text:span></text:a><text:span text:style-name="T252">), </text:span><text:span text:style-name="T271">but</text:span><text:span text:style-name="T252"> </text:span><text:span text:style-name="T271">o</text:span><text:span text:style-name="T253">ther programs such as Chimera can also be </text:span><text:span text:style-name="T271">employed</text:span><text:span text:style-name="T253"> for that purpose. </text:span><text:span text:style-name="T254">Figure 1</text:span><text:span text:style-name="T256"> </text:span><text:span text:style-name="T254">shows the </text:span><text:span text:style-name="T260">5uf0 structure</text:span><text:span text:style-name="T254"> before </text:span><text:span text:style-name="T257">(red)</text:span><text:span text:style-name="T254"> and after the </text:span><text:span text:style-name="T264">rotation</text:span><text:span text:style-name="T254"> </text:span><text:span text:style-name="T257">(blue)</text:span><text:span text:style-name="T254">, </text:span><text:span text:style-name="T257">with the ligand </text:span><text:span text:style-name="T265">now </text:span><text:span text:style-name="T257">having access to the solvent along the </text:span><text:span text:style-name="T313">z</text:span><text:span text:style-name="T257"> direction. </text:span><text:span text:style-name="T271">The</text:span><text:span text:style-name="T261"> reference.pdb file does not need to have the same sequence as the receptor input file, so the same reference </text:span><text:span text:style-name="T272">created here for</text:span><text:span text:style-name="T261"> for BRD4(2) can </text:span><text:span text:style-name="T262">be extended to</text:span><text:span text:style-name="T261"> other <text:s/>bromodomains </text:span><text:span text:style-name="T268">that share the same fold, </text:span><text:span text:style-name="T261">such as </text:span><text:span text:style-name="T263">BRD4(1),</text:span><text:span text:style-name="T261"> CREBBP and BAZ2B.</text:span></text:p>
      <text:p text:style-name="P64"><text:soft-page-break/><text:s text:c="2"/></text:p>
      <text:p text:style-name="P67"/>
      <text:p text:style-name="P65"/>
      <text:p text:style-name="P63"/>
      <text:p text:style-name="P66"><text:s/></text:p>
      <text:p text:style-name="P58"><draw:frame draw:style-name="fr2" draw:name="Image2" text:anchor-type="paragraph" svg:width="6.2339in" svg:height="2.7602in" draw:z-index="14"><draw:image xlink:href="Pictures/100002010000029D000001755475168C.png" xlink:type="simple" xlink:show="embed" xlink:actuate="onLoad"/></draw:frame></text:p>
      <text:p text:style-name="P77"><text:span text:style-name="T340">Figure 1:</text:span> The 5uf0 structure before (red) and after (blue) the rotation, so that the latter has the ligand with free access to the solvent in the +z direction. <text:s/></text:p>
      <text:p text:style-name="P32"/>
      <text:p text:style-name="P69">6.<text:span text:style-name="T325">2</text:span>: <text:span text:style-name="T324">Choosing the protein anchors</text:span>: <text:span text:style-name="T268">Once the reference.pdb file with the desired orientation is created, it is time to choose the three protein anchor atoms. </text:span><text:span text:style-name="T269">Starting from this file, </text:span><text:span text:style-name="T273">choose a </text:span><text:span text:style-name="T274">tentative ligand </text:span><text:span text:style-name="T275">first anchor</text:span><text:span text:style-name="T274"> atom </text:span><text:span text:style-name="T275">L1 [</text:span><text:span text:style-name="T296">8</text:span><text:span text:style-name="T275">],</text:span><text:span text:style-name="T274"> with the lowest or one of the lowest values for the </text:span><text:span text:style-name="T315">z</text:span><text:span text:style-name="T274"> coordinate </text:span><text:span text:style-name="T289">from all the ligand atoms</text:span><text:span text:style-name="T274">, and with the </text:span><text:span text:style-name="T315">x</text:span><text:span text:style-name="T274"> and </text:span><text:span text:style-name="T315">y</text:span><text:span text:style-name="T274"> coordinates </text:span><text:span text:style-name="T293">not too far from</text:span><text:span text:style-name="T274"> the center of the binding site </text:span><text:span text:style-name="T275">(Figure 2)</text:span><text:span text:style-name="T274">. Even though th</text:span><text:span text:style-name="T299">e L1</text:span><text:span text:style-name="T274"> anchor is going to be chosen automatically when you run FEtool.py, an estimate of its location is needed to choose the protein anchors. </text:span><text:span text:style-name="T275">The protein </text:span><text:span text:style-name="T286">P</text:span><text:span text:style-name="T277">1 </text:span><text:span text:style-name="T275">anchor </text:span><text:span text:style-name="T277">is </text:span><text:span text:style-name="T278">then</text:span><text:span text:style-name="T275"> chosen using a few rules:</text:span></text:p>
      <text:p text:style-name="P69"/>
      <text:p text:style-name="P71"><text:span text:style-name="T250">1 – </text:span><text:span text:style-name="T276">Should be </text:span><text:span text:style-name="T280">a backbone atom (CA, C or N) and</text:span><text:span text:style-name="T276"> p</text:span><text:span text:style-name="T250">art of a stable secondary structure such as an alpha-helix or a beta sheet, always avoiding loop </text:span><text:span text:style-name="T276">regions</text:span><text:span text:style-name="T250"> due to their increased flexibility.</text:span></text:p>
      <text:p text:style-name="P71"/>
      <text:p text:style-name="P72"><text:span text:style-name="T250">2 – </text:span><text:span text:style-name="T300">There should be</text:span><text:span text:style-name="T276"> a distance </text:span><text:span text:style-name="T300">ranging from</text:span><text:span text:style-name="T32"> 10 Å</text:span><text:span text:style-name="T276"> </text:span><text:span text:style-name="T302">to</text:span><text:span text:style-name="T32"> 15 Å</text:span><text:span text:style-name="T276"> </text:span><text:span text:style-name="T300">between </text:span><text:span text:style-name="T301">P</text:span><text:span text:style-name="T300">1 a</text:span><text:span text:style-name="T301">nd the L1 anchor</text:span><text:span text:style-name="T276"> atom in the </text:span><text:span text:style-name="T316">z</text:span><text:span text:style-name="T276"> axis, and</text:span><text:span text:style-name="T279"> an absolute value </text:span><text:span text:style-name="T276">between</text:span><text:span text:style-name="T32"> 5.0 Å</text:span><text:span text:style-name="T276"> </text:span><text:span text:style-name="T32">and 10 Å </text:span><text:span text:style-name="T35">for </text:span><text:span text:style-name="T36">this same </text:span><text:span text:style-name="T35">distance</text:span><text:span text:style-name="T276"> in the </text:span><text:span text:style-name="T316">xy</text:span><text:span text:style-name="T276"> plane. </text:span></text:p>
      <text:p text:style-name="P72"/>
      <text:p text:style-name="P81"><text:span text:style-name="T130">In the example for the 5uf0 structure </text:span><text:span text:style-name="T131">(Figure 2)</text:span><text:span text:style-name="T130">, </text:span><text:span text:style-name="T132">the </text:span><text:span text:style-name="T134">tentative L1 </text:span><text:span text:style-name="T135">atom</text:span><text:span text:style-name="T133"> has</text:span><text:span text:style-name="T130"> </text:span><text:span text:style-name="T133">a </text:span><text:span text:style-name="T134">{</text:span><text:span text:style-name="T118">x1 y1 z1</text:span><text:span text:style-name="T134">}</text:span><text:span text:style-name="T130"> distance vector </text:span><text:span text:style-name="T133">from</text:span><text:span text:style-name="T134"> the</text:span><text:span text:style-name="T132"> CA atom from </text:span><text:span text:style-name="T133">the </text:span><text:span text:style-name="T135">protein </text:span><text:span text:style-name="T133">403 residue </text:span><text:span text:style-name="T136">(P1)</text:span><text:span text:style-name="T134"> </text:span><text:span text:style-name="T133">being equal to</text:span><text:span text:style-name="T130"> </text:span><text:span text:style-name="T134">{-0.74 -6.16 13.03}</text:span><text:span text:style-name="T130"> , </text:span><text:span text:style-name="T134">with the </text:span><text:span text:style-name="T118">z1</text:span><text:span text:style-name="T134"> distance being 13.03 </text:span><text:span text:style-name="T30">Å</text:span><text:span text:style-name="T134"> and the distance in the </text:span><text:span text:style-name="T118">xy</text:span><text:span text:style-name="T134"> pl</text:span><text:span text:style-name="T139">ane</text:span><text:span text:style-name="T139"><draw:frame draw:style-name="fr4" draw:name="Object15" text:anchor-type="as-char" svg:y="-0.172in" svg:width="0.689in" svg:height="0.2083in" draw:z-index="15"><draw:object xlink:href="./Object 15" xlink:type="simple" xlink:show="embed" xlink:actuate="onLoad"/><draw:image xlink:href="./ObjectReplacements/Object 15" xlink:type="simple" xlink:show="embed" xlink:actuate="onLoad"/></draw:frame></text:span><text:span text:style-name="T139"> being 6</text:span><text:span text:style-name="T134">.20 </text:span><text:span text:style-name="T30">Å. </text:span><text:span text:style-name="T31">Since it satisfies our criteria, we choose :403@CA for the first protein anchor P1. </text:span></text:p>
      <text:p text:style-name="P74"><text:span text:style-name="T33"><text:tab/></text:span><text:span text:style-name="T276">T</text:span><text:span text:style-name="T250">he choice of the other protein anchors P2 and P3 are chosen after the first one, and also follow a few guidelines:</text:span></text:p>
      <text:p text:style-name="P73"/>
      <text:p text:style-name="P73"><text:span text:style-name="T250">1 – S</text:span><text:span text:style-name="T276">hould </text:span><text:span text:style-name="T250">also</text:span><text:span text:style-name="T276"> be</text:span><text:span text:style-name="T280"> backbone atom</text:span><text:span text:style-name="T282">s </text:span><text:span text:style-name="T276">p</text:span><text:span text:style-name="T275">art of stable secondary structure</text:span><text:span text:style-name="T250">s</text:span><text:span text:style-name="T275"> such as alpha-heli</text:span><text:span text:style-name="T283">x</text:span><text:span text:style-name="T275"> </text:span><text:span text:style-name="T294">or</text:span><text:span text:style-name="T275"> beta sheet, always avoiding loop </text:span><text:span text:style-name="T276">regions</text:span><text:span text:style-name="T275"> due to their increased flexibility.</text:span></text:p>
      <text:p text:style-name="P73"/>
      <text:p text:style-name="P75"><text:span text:style-name="T275">2 – </text:span><text:span text:style-name="T250">The </text:span><text:span text:style-name="T290">N2-P1-P2 and P1-P2-P3 angles (Figure 2)</text:span><text:span text:style-name="T250"> should </text:span><text:span text:style-name="T281">not be close to 0 or 180 degrees </text:span><text:span text:style-name="T287">(better if close to 90</text:span><text:span text:style-name="T335">o</text:span><text:span text:style-name="T287">)</text:span><text:span text:style-name="T250">, and the distance between th</text:span><text:span text:style-name="T285">e protein anchors</text:span><text:span text:style-name="T250"> </text:span><text:span text:style-name="T285">should </text:span><text:span text:style-name="T288">be large (at least 10 </text:span><text:span text:style-name="T33">Å</text:span><text:span text:style-name="T34">)</text:span><text:span text:style-name="T288"> </text:span><text:span text:style-name="T250">. This is to avoid large forces during the simulations due to a gimbal lock. </text:span><text:span text:style-name="T291">Like the ligand anchors, the positioning of the dummy atoms is done automatically, with an example shown in Figure 2. More information </text:span><text:span text:style-name="T292">on</text:span><text:span text:style-name="T291"> their location </text:span><text:span text:style-name="T292">and the full restraint setup</text:span><text:span text:style-name="T291"> can be found on Refs [</text:span><text:span text:style-name="T297">8</text:span><text:span text:style-name="T295">,</text:span><text:span text:style-name="T297">9</text:span><text:span text:style-name="T291">]. </text:span></text:p>
      <text:p text:style-name="P73"><text:soft-page-break/></text:p>
      <text:p text:style-name="P79"><draw:frame draw:style-name="fr3" draw:name="Image3" text:anchor-type="paragraph" svg:width="6.9252in" svg:height="2.8382in" draw:z-index="13"><draw:image xlink:href="Pictures/1000000000000493000001E03F93BC10.png" xlink:type="simple" xlink:show="embed" xlink:actuate="onLoad"/></draw:frame></text:p>
      <text:p text:style-name="P78"><text:span text:style-name="T340">Figure </text:span><text:span text:style-name="T343">2</text:span><text:span text:style-name="T340">:</text:span> <text:span text:style-name="T371"><text:s/>(</text:span><text:span text:style-name="T321">left</text:span><text:span text:style-name="T371">) The ligand tentative first anchor L1 (yellow) and the three protein anchors P1, P2 and P3 (green). The strike zone for L1 search is shown in orange. (</text:span><text:span text:style-name="T321">right</text:span><text:span text:style-name="T371">) The same structure, but showing the the </text:span><text:span text:style-name="T321">yz</text:span><text:span text:style-name="T371"> plane. The dummy atoms N1, N2 and N3 (red), which are placed automatically when running FEtool.py, are shown as an example. <text:s text:c="2"/></text:span></text:p>
      <text:p text:style-name="P70"/>
      <text:p text:style-name="P70">6.<text:span text:style-name="T325">3</text:span>: <text:span text:style-name="T325">Determining the input values for ligand anchor search: </text:span><text:span text:style-name="T284">Once P1, P2 and P3 are chosen, a few more parameters are needed for the input file. </text:span><text:span text:style-name="T286">Th</text:span><text:span text:style-name="T303">e </text:span><text:span text:style-name="T317">x1</text:span><text:span text:style-name="T303"> and </text:span><text:span text:style-name="T317">y1</text:span><text:span text:style-name="T303"> coordinates determined above can be used for the </text:span><text:span text:style-name="T327">l1_x</text:span><text:span text:style-name="T303"> and </text:span><text:span text:style-name="T327">l1_y</text:span><text:span text:style-name="T303"> parameters, and the </text:span><text:span text:style-name="T330">l1_</text:span><text:span text:style-name="T331">z</text:span><text:span text:style-name="T303"> parameter can have a safe minimum value of 8.50 </text:span><text:span text:style-name="T38">Å</text:span><text:span text:style-name="T303">. </text:span><text:span text:style-name="T304">The </text:span><text:span text:style-name="T332">l1_range </text:span><text:span text:style-name="T336">parameter</text:span><text:span text:style-name="T304"> define</text:span><text:span text:style-name="T307">s</text:span><text:span text:style-name="T304"> a “strike zone” when searching for the first ligand anchor L1, and can also be safely defined as 3.0 </text:span><text:span text:style-name="T38">Å </text:span><text:span text:style-name="T41">(Figure 2)</text:span><text:span text:style-name="T304">. </text:span><text:span text:style-name="T305">The </text:span><text:span text:style-name="T331">min_adis</text:span><text:span text:style-name="T306"> and </text:span><text:span text:style-name="T331">max_adis </text:span><text:span text:style-name="T305">define the minimum and maximum distance between </text:span><text:span text:style-name="T308">the</text:span><text:span text:style-name="T305"> ligand anchors, and can usually be left with values of 4</text:span><text:span text:style-name="T304">.0 </text:span><text:span text:style-name="T38">Å </text:span><text:span text:style-name="T39">and 8</text:span><text:span text:style-name="T304">.0 </text:span><text:span text:style-name="T38">Å, </text:span><text:span text:style-name="T39">respectively. For smaller ligands, </text:span><text:span text:style-name="T328">min_adis</text:span><text:span text:style-name="T39"> might have to be reduced to 3.5 </text:span><text:span text:style-name="T38">Å</text:span><text:span text:style-name="T39"> or even 3.0 </text:span><text:span text:style-name="T38">Å, </text:span><text:span text:style-name="T39">and </text:span><text:span text:style-name="T328">max_adi</text:span><text:span text:style-name="T329">s</text:span><text:span text:style-name="T39"> could be increased </text:span><text:span text:style-name="T40">in the case of</text:span><text:span text:style-name="T39"> larger ligands. </text:span></text:p>
      <text:p text:style-name="P70"/>
      <text:p text:style-name="P76"><text:span text:style-name="T39">E</text:span><text:span text:style-name="T37">ven though this is a heuristic approach, if applied correctly the protein and the ligand will be properly restrained during the calculations, allowing us to obtain the absolute binding free energy of several molecules to a given protein without any further adjustments. <text:s/></text:span></text:p>
      <text:p text:style-name="P76"/>
      <text:p text:style-name="P82"/>
      <text:p text:style-name="P55">7. References</text:p>
      <text:p text:style-name="P55"/>
      <text:p text:style-name="P88"><text:span text:style-name="T337">[1] </text:span>D.A. Case, I.Y. Ben-Shalom, S.R. Brozell, D.S. Cerutti, T.E. Cheatham, III, V.W.D. Cruzeiro, T.A. Darden, R.E. Duke, D. Ghoreishi, M.K. Gilson, H. Gohlke, A.W. Goetz, D. Greene, R Harris, N. Homeyer, S. Izadi, A. Kovalenko, T. Kurtzman, T.S. Lee, S. LeGrand, P. Li, C. Lin, J. Liu, T. Luchko, R. Luo, D.J. Mermelstein, K.M. Merz, Y. Miao, G. Monard, C. Nguyen, H. Nguyen, I. Omelyan, A. Onufriev, F. Pan, R. Qi, D.R. Roe, A. Roitberg, C. Sagui, S. Schott-Verdugo, J. Shen, C.L. Simmerling, J. Smith, R. Salomon-Ferrer, J. Swails, R.C. Walker, J. Wang, H. Wei, R.M. Wolf, X. Wu, L. Xiao, D.M. York and P.A. Kollman (2018), AMBER 2018, University of California, San Francisco.</text:p>
      <text:p text:style-name="P88"><text:span text:style-name="T338">[2] J. </text:span>Wang, <text:span text:style-name="T353">W. </text:span>Wang, <text:span text:style-name="T353">P.A. </text:span>Kollman, <text:span text:style-name="T354">and D.A. </text:span>Case.. <text:span text:style-name="T338">(2006) </text:span>"Automatic atom type and bond type perception in molecular mechanical calculations".<text:span text:style-name="T311">Journal of Molecular Graphics and Modelling</text:span>, <text:span text:style-name="T339">25</text:span>, 247-260.</text:p>
      <text:p text:style-name="P92"><text:span text:style-name="T346">[</text:span><text:span text:style-name="T348">3</text:span><text:span text:style-name="T346">] </text:span><text:span text:style-name="T347">J. </text:span><text:span text:style-name="T349">Wang, </text:span><text:span text:style-name="T351">R.M. </text:span><text:span text:style-name="T349">Wolf, </text:span><text:span text:style-name="T351">J.W. </text:span><text:span text:style-name="T349">Caldwell, </text:span><text:span text:style-name="T352">and </text:span><text:span text:style-name="T351">P. A. </text:span><text:span text:style-name="T349">Kollman, </text:span><text:span text:style-name="T351">D. A.</text:span><text:span text:style-name="T349"> Case </text:span><text:span text:style-name="T350">(2004) </text:span><text:span text:style-name="T349">"Development and testing of a general AMBER force field". </text:span><text:span text:style-name="T318">Journal of Computational Chemistry</text:span><text:span text:style-name="T349">, </text:span><text:span text:style-name="T344">25</text:span><text:span text:style-name="T349">, 1157-1174.</text:span></text:p>
      <text:p text:style-name="P90"><text:soft-page-break/><text:span text:style-name="T345">[4] A. Jakalian, B. L. Bush, D. B. Jack, and C.I. Bayly (2000) "</text:span>Fast, efficient generation of high‐quality atomic charges. AM1‐BCC model: I. Method<text:span text:style-name="T345">". </text:span><text:span text:style-name="T319">Journal of Computational Chemistry</text:span><text:span text:style-name="T345">, </text:span><text:span text:style-name="T341">21</text:span><text:span text:style-name="T345">, 132-146.</text:span></text:p>
      <text:p text:style-name="P95"><text:span text:style-name="T246">[</text:span><text:span text:style-name="T248">5</text:span><text:span text:style-name="T246">] A. Jakalian, D. B. Jack, and C.I. Bayly (200</text:span><text:span text:style-name="T247">2</text:span><text:span text:style-name="T246">) "</text:span><text:span text:style-name="T249">Fast, efficient generation of high‐quality atomic charges. AM1‐BCC model: </text:span><text:span text:style-name="T245">II. Parameterization </text:span><text:span text:style-name="T87">and validation</text:span><text:span text:style-name="T88">". </text:span><text:span text:style-name="T114">Journal of Computational Chemistry</text:span><text:span text:style-name="T88">, </text:span><text:span text:style-name="T122">16</text:span><text:span text:style-name="T88">, 1</text:span><text:span text:style-name="T89">623-1641.</text:span></text:p>
      <text:p text:style-name="P102">[6]<text:span text:style-name="T370"> </text:span><text:span text:style-name="T219">A. S. Konagurthu, J. Whisstock, P. J. </text:span><text:span text:style-name="T226">Stuckey, and A. M. Lesk. </text:span><text:span text:style-name="T227">(2006)</text:span><text:span text:style-name="T226"> “MUSTANG: A multiple structural alignment algorithm”. </text:span><text:span text:style-name="T235">Proteins</text:span><text:span text:style-name="T228">, </text:span><text:span text:style-name="T231">64</text:span><text:span text:style-name="T228">, 559-574.</text:span></text:p>
      <text:p text:style-name="P98"><text:span text:style-name="T220">[</text:span><text:span text:style-name="T222">7</text:span><text:span text:style-name="T221">] M. R. </text:span><text:span text:style-name="T219">Shirts </text:span><text:span text:style-name="T223">and J.</text:span><text:span text:style-name="T219"> Chodera (2008) “Statistically optimal analysis of samples from multiple equilibrium states.” </text:span><text:span text:style-name="T355">J</text:span><text:span text:style-name="T356">ournal of </text:span><text:span text:style-name="T355"><text:s/>Chem</text:span><text:span text:style-name="T356">ical</text:span><text:span text:style-name="T355"> Phys</text:span><text:span text:style-name="T356">ics, </text:span><text:span text:style-name="T230">129</text:span><text:span text:style-name="T219">, 129105.</text:span></text:p>
      <text:p text:style-name="P99"><text:span text:style-name="T358">[8] G. Heinzelmann, N. M. Henriksen, and M. K. Gilson. (2017) <text:s/>“</text:span><text:span text:style-name="T218">Attach-Pull-Release Calculations of Ligand Binding and Conformational Changes on the First BRD4 Bromodomain</text:span><text:span text:style-name="T358">” </text:span><text:span text:style-name="T320">Journal of Chemical Theory and Computation</text:span><text:span text:style-name="T358">, </text:span><text:span text:style-name="T342">13</text:span><text:span text:style-name="T358">, 3260-3275.</text:span></text:p>
      <text:p text:style-name="P89">[<text:span text:style-name="T369">9</text:span>] <text:span text:style-name="T140">G. Heinzelmann and M. K. Gilson. “</text:span><text:span text:style-name="T42">FEtool.py: A fully automated tool for high-performance absolute binding free energy calculations” . </text:span><text:span text:style-name="T141">Paper in preparation. </text:span></text:p>
      <text:p text:style-name="P93"><text:span text:style-name="T309">[</text:span><text:span text:style-name="T310">10</text:span><text:span text:style-name="T309">] I. S. Joung and </text:span><text:span text:style-name="T143">T. E. Cheatham III (2008). “</text:span><text:span text:style-name="T144">Determination of Alkali and Halide Monovalent Ion Parameters for Use in Explicitly Solvated Biomolecular Simulations”. </text:span><text:span text:style-name="T142">The Journal of Physical Chemistry B</text:span><text:span text:style-name="T145">, </text:span><text:span text:style-name="T146">112</text:span><text:span text:style-name="T145">, 9020-9041.</text:span></text:p>
      <text:p text:style-name="P94"><text:span text:style-name="T359">[11] C. W. Hopkins, S. Le G</text:span><text:span text:style-name="T361">rand, R. C. Walker, and A. E. Roitberg. </text:span><text:span text:style-name="T366">(2015)</text:span><text:span text:style-name="T361"> “</text:span><text:span text:style-name="T360">Long-Time-Step Molecular Dynamics through Hydrogen Mass Repartitioning</text:span><text:span text:style-name="T362">”. </text:span><text:span text:style-name="T322">Journal of Chemical Theory and Computation</text:span><text:span text:style-name="T363">, </text:span><text:span text:style-name="T364">1</text:span><text:span text:style-name="T365">1</text:span><text:span text:style-name="T363">, 1864-1874.</text:span></text:p>
      <text:p text:style-name="P97"><text:span text:style-name="T199">[1</text:span><text:span text:style-name="T200">2</text:span><text:span text:style-name="T199">] G. M. </text:span><text:span text:style-name="T192">Morris, </text:span><text:span text:style-name="T193">R. </text:span><text:span text:style-name="T192">Huey, </text:span><text:span text:style-name="T193">W.</text:span><text:span text:style-name="T192"> Lindstrom, </text:span><text:span text:style-name="T193">M. F.</text:span><text:span text:style-name="T192"> Sanner, </text:span><text:span text:style-name="T193">R. K.</text:span><text:span text:style-name="T192"> Belew, </text:span><text:span text:style-name="T193">D. S.</text:span><text:span text:style-name="T192"> Goodsell, and </text:span><text:span text:style-name="T193">A. J. </text:span><text:span text:style-name="T192">Olson. </text:span><text:span text:style-name="T195">(2009) “</text:span><text:span text:style-name="T203">AutoDock4 and AutoDockTools4: Automated Docking with Selective Receptor Flexibility</text:span><text:span text:style-name="T195">” </text:span><text:a xlink:type="simple" xlink:href="http://www3.interscience.wiley.com/journal/122439542/abstract"><text:span text:style-name="T205">Journal of Computational Chemistry</text:span></text:a><text:span text:style-name="T198">, </text:span><text:span text:style-name="T202">30</text:span><text:span text:style-name="T198">, 2785-2791</text:span><text:span text:style-name="T197">.</text:span></text:p>
      <text:p text:style-name="P100"><text:span text:style-name="T367">[13] E. F. </text:span><text:span text:style-name="T219">Pettersen, </text:span><text:span text:style-name="T224">T. D.</text:span><text:span text:style-name="T219"> Goddard, </text:span><text:span text:style-name="T224">C. C.</text:span><text:span text:style-name="T219"> Huang, </text:span><text:span text:style-name="T224">G. S.</text:span><text:span text:style-name="T219"> Couch, </text:span><text:span text:style-name="T224">D. M.</text:span><text:span text:style-name="T219"> Greenblatt, </text:span><text:span text:style-name="T224">E. C.</text:span><text:span text:style-name="T219"> Meng, </text:span><text:span text:style-name="T224">and T. E.</text:span><text:span text:style-name="T219"> Ferrin. </text:span><text:span text:style-name="T224">(2004). </text:span><text:span text:style-name="T219"><text:s/>"UCSF Chimera - A Visualization System for Exploratory Research and Analysis." </text:span><text:span text:style-name="T355">J</text:span><text:span text:style-name="T357">ournal of</text:span><text:span text:style-name="T355"> Comput</text:span><text:span text:style-name="T357">ational</text:span><text:span text:style-name="T355"> Chem</text:span><text:span text:style-name="T357">istry</text:span><text:span text:style-name="T232">, </text:span><text:span text:style-name="T229">25, </text:span><text:span text:style-name="T219">1605-1612.</text:span></text:p>
      <text:p text:style-name="P96"><text:span text:style-name="T240">[1</text:span><text:span text:style-name="T241">4</text:span><text:span text:style-name="T240">] </text:span><text:a xlink:type="simple" xlink:href="http://www3.interscience.wiley.com/journal/122439542/abstract"><text:span text:style-name="T192">O. Trott </text:span></text:a><text:a xlink:type="simple" xlink:href="http://www3.interscience.wiley.com/journal/122439542/abstract"><text:span text:style-name="T194">and </text:span></text:a><text:a xlink:type="simple" xlink:href="http://www3.interscience.wiley.com/journal/122439542/abstract"><text:span text:style-name="T192">A. J. Olson. </text:span></text:a><text:a xlink:type="simple" xlink:href="http://www3.interscience.wiley.com/journal/122439542/abstract"><text:span text:style-name="T194">(2010)</text:span></text:a><text:a xlink:type="simple" xlink:href="http://www3.interscience.wiley.com/journal/122439542/abstract"><text:span text:style-name="T192"> "AutoDock Vina: improving the speed and accuracy of docking with a new scoring function, efficient optimization and multithreading," </text:span></text:a><text:a xlink:type="simple" xlink:href="http://www3.interscience.wiley.com/journal/122439542/abstract"><text:span text:style-name="T204">Journal of Computational Chemistry</text:span></text:a><text:span text:style-name="T196">, </text:span><text:span text:style-name="T201">31</text:span><text:span text:style-name="T196">, 455-46</text:span><text:span text:style-name="T197">1.</text:span></text:p>
      <text:p text:style-name="P101"><text:span text:style-name="T368">[15] W. </text:span><text:span text:style-name="T219">Humphrey, </text:span><text:span text:style-name="T225">A.</text:span><text:span text:style-name="T219"> Dalke and </text:span><text:span text:style-name="T225">K. </text:span><text:span text:style-name="T219">Schulten. </text:span><text:span text:style-name="T225">(1996) </text:span><text:span text:style-name="T219"><text:s/>"VMD - Visual Molecular Dynamics", </text:span><text:span text:style-name="T233">J</text:span><text:span text:style-name="T234">ournal of</text:span><text:span text:style-name="T233"> Molec</text:span><text:span text:style-name="T234">ular</text:span><text:span text:style-name="T233"> Graphics</text:span><text:span text:style-name="T219">, </text:span><text:span text:style-name="T230">14</text:span><text:span text:style-name="T219">, 33-38.</text:span></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06-26T16:00:21.661988315</dc:date>
    <meta:editing-duration>PT17H59M38S</meta:editing-duration>
    <meta:editing-cycles>363</meta:editing-cycles>
    <meta:document-statistic meta:table-count="1" meta:image-count="3" meta:object-count="15" meta:page-count="10" meta:paragraph-count="165" meta:word-count="4481" meta:character-count="27848" meta:non-whitespace-character-count="23335"/>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10/content.xml><?xml version="1.0" encoding="utf-8"?>
<math xmlns="http://www.w3.org/1998/Math/MathML" display="block">
  <semantics>
    <mrow>
      <mi mathvariant="normal">Δ</mi>
      <msub>
        <mi>G</mi>
        <mrow>
          <mi mathvariant="italic">dec</mi>
          <mi>,</mi>
          <mi mathvariant="italic">elec</mi>
          <mi>,</mi>
          <mi mathvariant="italic">bulk</mi>
        </mrow>
      </msub>
    </mrow>
    <annotation encoding="StarMath 5.0">%DELTA G_{dec, elec,bulk} </annotation>
  </semantics>
</math>
</file>

<file path=Object 11/content.xml><?xml version="1.0" encoding="utf-8"?>
<math xmlns="http://www.w3.org/1998/Math/MathML" display="block">
  <semantics>
    <mrow>
      <mi mathvariant="normal">Δ</mi>
      <msub>
        <mi>G</mi>
        <mrow>
          <mi mathvariant="italic">dec</mi>
          <mi>,</mi>
          <mi mathvariant="italic">LJ</mi>
          <mi>,</mi>
          <mi mathvariant="italic">bulk</mi>
        </mrow>
      </msub>
    </mrow>
    <annotation encoding="StarMath 5.0">%DELTA G_{dec, LJ,bulk}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conf</mi>
          <mi>,</mi>
          <mi mathvariant="italic">rel</mi>
        </mrow>
      </msub>
    </mrow>
    <annotation encoding="StarMath 5.0">%DELTA G_{p,conf,rel} </annotation>
  </semantics>
</math>
</file>

<file path=Object 15/content.xml><?xml version="1.0" encoding="utf-8"?>
<math xmlns="http://www.w3.org/1998/Math/MathML" display="block">
  <semantics>
    <mrow>
      <mi>x</mi>
      <mrow>
        <msup>
          <mn>1</mn>
          <mn>2</mn>
        </msup>
        <mo stretchy="false">+</mo>
        <mi>y</mi>
      </mrow>
      <msup>
        <mn>1</mn>
        <mn>2</mn>
      </msup>
    </mrow>
    <annotation encoding="StarMath 5.0">x1^2+y1^2</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

<file path=Object 4/content.xml><?xml version="1.0" encoding="utf-8"?>
<math xmlns="http://www.w3.org/1998/Math/MathML" display="block">
  <semantics>
    <mrow>
      <mi mathvariant="normal">Δ</mi>
      <msub>
        <mi>G</mi>
        <mrow>
          <mi>p</mi>
          <mi>,</mi>
          <mi mathvariant="italic">conf</mi>
          <mi>,</mi>
          <mi mathvariant="italic">att</mi>
        </mrow>
      </msub>
    </mrow>
    <annotation encoding="StarMath 5.0">%DELTA G_{p,conf,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ec</mi>
          <mi>,</mi>
          <mi mathvariant="italic">elect</mi>
          <mi>,</mi>
          <mi mathvariant="italic">site</mi>
        </mrow>
      </msub>
    </mrow>
    <annotation encoding="StarMath 5.0">%DELTA G_{dec, elect,site} </annotation>
  </semantics>
</math>
</file>

<file path=Object 9/content.xml><?xml version="1.0" encoding="utf-8"?>
<math xmlns="http://www.w3.org/1998/Math/MathML" display="block">
  <semantics>
    <mrow>
      <mi mathvariant="normal">Δ</mi>
      <msub>
        <mi>G</mi>
        <mrow>
          <mi mathvariant="italic">dec</mi>
          <mi>,</mi>
          <mi mathvariant="italic">LJ</mi>
          <mi>,</mi>
          <mi mathvariant="italic">site</mi>
        </mrow>
      </msub>
    </mrow>
    <annotation encoding="StarMath 5.0">%DELTA G_{dec, LJ,site} </annotation>
  </semantics>
</math>
</file>